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entury Gothic&quot;" svg:font-family="'&quot;Century Gothic&quot;'"/>
    <style:font-face style:name="&quot;Helvetica Neue&quot;" svg:font-family="'&quot;Helvetica Neue&quot;'"/>
    <style:font-face style:name="&quot;Segoe UI&quot;" svg:font-family="'&quot;Segoe UI&quot;'"/>
    <style:font-face style:name="&quot;Trebuchet MS&quot;" svg:font-family="'&quot;Trebuchet MS&quot;'"/>
    <style:font-face style:name="Arial" svg:font-family="Arial"/>
    <style:font-face style:name="Bitter" svg:font-family="Bitter"/>
    <style:font-face style:name="Cambria" svg:font-family="Cambria"/>
    <style:font-face style:name="Helvetica" svg:font-family="Helvetica"/>
    <style:font-face style:name="Inherit" svg:font-family="Inherit"/>
    <style:font-face style:name="Raleway" svg:font-family="Raleway"/>
    <style:font-face style:name="Roboto" svg:font-family="Roboto"/>
    <style:font-face style:name="Tahoma" svg:font-family="Tahoma"/>
    <style:font-face style:name="Verdana" svg:font-family="Verdan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7.29pt"/>
    </style:style>
    <style:style style:name="co2" style:family="table-column">
      <style:table-column-properties fo:break-before="auto" style:column-width="472.9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48.4pt"/>
    </style:style>
    <style:style style:name="co5" style:family="table-column">
      <style:table-column-properties fo:break-before="auto" style:column-width="292.11pt"/>
    </style:style>
    <style:style style:name="co6" style:family="table-column">
      <style:table-column-properties fo:break-before="auto" style:column-width="273.86pt"/>
    </style:style>
    <style:style style:name="co7" style:family="table-column">
      <style:table-column-properties fo:break-before="auto" style:column-width="244.46pt"/>
    </style:style>
    <style:style style:name="co8" style:family="table-column">
      <style:table-column-properties fo:break-before="auto" style:column-width="385.74pt"/>
    </style:style>
    <style:style style:name="co9" style:family="table-column">
      <style:table-column-properties fo:break-before="auto" style:column-width="483.36pt"/>
    </style:style>
    <style:style style:name="co10" style:family="table-column">
      <style:table-column-properties fo:break-before="auto" style:column-width="447.65pt"/>
    </style:style>
    <style:style style:name="co11" style:family="table-column">
      <style:table-column-properties fo:break-before="auto" style:column-width="334.94pt"/>
    </style:style>
    <style:style style:name="co12" style:family="table-column">
      <style:table-column-properties fo:break-before="auto" style:column-width="241.31pt"/>
    </style:style>
    <style:style style:name="co13" style:family="table-column">
      <style:table-column-properties fo:break-before="auto" style:column-width="366.69pt"/>
    </style:style>
    <style:style style:name="co14" style:family="table-column">
      <style:table-column-properties fo:break-before="auto" style:column-width="384.94pt"/>
    </style:style>
    <style:style style:name="co15" style:family="table-column">
      <style:table-column-properties fo:break-before="auto" style:column-width="237.29pt"/>
    </style:style>
    <style:style style:name="co16" style:family="table-column">
      <style:table-column-properties fo:break-before="auto" style:column-width="403.2pt"/>
    </style:style>
    <style:style style:name="co17" style:family="table-column">
      <style:table-column-properties fo:break-before="auto" style:column-width="202.39pt"/>
    </style:style>
    <style:style style:name="co18" style:family="table-column">
      <style:table-column-properties fo:break-before="auto" style:column-width="360.34pt"/>
    </style:style>
    <style:style style:name="co19" style:family="table-column">
      <style:table-column-properties fo:break-before="auto" style:column-width="171.44pt"/>
    </style:style>
    <style:style style:name="co20" style:family="table-column">
      <style:table-column-properties fo:break-before="auto" style:column-width="325.39pt"/>
    </style:style>
    <style:style style:name="co21" style:family="table-column">
      <style:table-column-properties fo:break-before="auto" style:column-width="126.99pt"/>
    </style:style>
    <style:style style:name="co22" style:family="table-column">
      <style:table-column-properties fo:break-before="auto" style:column-width="207.21pt"/>
    </style:style>
    <style:style style:name="co23" style:family="table-column">
      <style:table-column-properties fo:break-before="auto" style:column-width="104.8pt"/>
    </style:style>
    <style:style style:name="co24" style:family="table-column">
      <style:table-column-properties fo:break-before="auto" style:column-width="166.71pt"/>
    </style:style>
    <style:style style:name="co25" style:family="table-column">
      <style:table-column-properties fo:break-before="auto" style:column-width="136.49pt"/>
    </style:style>
    <style:style style:name="co26" style:family="table-column">
      <style:table-column-properties fo:break-before="auto" style:column-width="173.85pt"/>
    </style:style>
    <style:style style:name="co27" style:family="table-column">
      <style:table-column-properties fo:break-before="auto" style:column-width="178.5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irectorates">
      <style:table-properties table:display="true" style:writing-mode="lr-tb"/>
    </style:style>
    <style:style style:name="ta2" style:family="table" style:master-page-name="PageStyle_5f_Departments">
      <style:table-properties table:display="true" style:writing-mode="lr-tb"/>
    </style:style>
    <style:style style:name="ta3" style:family="table" style:master-page-name="PageStyle_5f_Boards">
      <style:table-properties table:display="true" style:writing-mode="lr-tb"/>
    </style:style>
    <style:style style:name="ta4" style:family="table" style:master-page-name="PageStyle_5f_Commisions">
      <style:table-properties table:display="true" style:writing-mode="lr-tb"/>
    </style:style>
    <style:style style:name="ta5" style:family="table" style:master-page-name="PageStyle_5f_Corporations">
      <style:table-properties table:display="true" style:writing-mode="lr-tb"/>
    </style:style>
    <style:style style:name="ta6" style:family="table" style:master-page-name="PageStyle_5f_Development_20_Authorities">
      <style:table-properties table:display="true" style:writing-mode="lr-tb"/>
    </style:style>
    <style:style style:name="ta7" style:family="table" style:master-page-name="PageStyle_5f_Societies">
      <style:table-properties table:display="true" style:writing-mode="lr-tb"/>
    </style:style>
    <style:style style:name="ta8" style:family="table" style:master-page-name="PageStyle_5f_Institutions">
      <style:table-properties table:display="true" style:writing-mode="lr-tb"/>
    </style:style>
    <style:style style:name="ta9" style:family="table" style:master-page-name="PageStyle_5f_Agencies">
      <style:table-properties table:display="true" style:writing-mode="lr-tb"/>
    </style:style>
    <style:style style:name="ta10" style:family="table" style:master-page-name="PageStyle_5f_Academies">
      <style:table-properties table:display="true" style:writing-mode="lr-tb"/>
    </style:style>
    <style:style style:name="ta11" style:family="table" style:master-page-name="PageStyle_5f_Bureau">
      <style:table-properties table:display="true" style:writing-mode="lr-tb"/>
    </style:style>
    <style:style style:name="ta12" style:family="table" style:master-page-name="PageStyle_5f_CentersKendras">
      <style:table-properties table:display="true" style:writing-mode="lr-tb"/>
    </style:style>
    <style:style style:name="ta13" style:family="table" style:master-page-name="PageStyle_5f_Projects">
      <style:table-properties table:display="true" style:writing-mode="lr-tb"/>
    </style:style>
    <style:style style:name="ta14" style:family="table" style:master-page-name="PageStyle_5f_Missions">
      <style:table-properties table:display="true" style:writing-mode="lr-tb"/>
    </style:style>
    <style:style style:name="ta15" style:family="table" style:master-page-name="PageStyle_5f_Counci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6262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8d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367a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367ad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/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&quot;Helvetica Neue&quot;" fo:font-size="10pt" fo:font-style="normal" fo:text-shadow="none" style:text-underline-style="none" fo:font-weight="normal" style:font-size-asian="10pt" style:font-style-asian="normal" style:font-weight-asian="normal" style:font-name-complex="&quot;Helvetica Neue&quot;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Bitter" fo:font-size="10pt" fo:font-style="normal" fo:text-shadow="none" style:text-underline-style="none" fo:font-weight="normal" style:font-size-asian="10pt" style:font-style-asian="normal" style:font-weight-asian="normal" style:font-name-complex="Bitter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nherit" fo:font-size="10pt" fo:font-style="normal" fo:text-shadow="none" style:text-underline-style="none" fo:font-weight="normal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&quot;Segoe UI&quot;" fo:font-size="10pt" fo:font-style="normal" fo:text-shadow="none" style:text-underline-style="none" fo:font-weight="normal" style:font-size-asian="10pt" style:font-style-asian="normal" style:font-weight-asian="normal" style:font-name-complex="&quot;Segoe UI&quot;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aleway" fo:font-size="10pt" fo:font-style="normal" fo:text-shadow="none" style:text-underline-style="none" fo:font-weight="normal" style:font-size-asian="10pt" style:font-style-asian="normal" style:font-weight-asian="normal" style:font-name-complex="Raleway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66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a0c8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fo:background-color="#d1d1d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71902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52f2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174c5" style:text-outline="false" style:text-line-through-style="none" style:text-line-through-type="none" style:font-name="&quot;Century Gothic&quot;" fo:font-size="9pt" fo:font-style="normal" fo:text-shadow="none" style:text-underline-style="none" fo:font-weight="bold" style:font-size-asian="9pt" style:font-style-asian="normal" style:font-weight-asian="bold" style:font-name-complex="&quot;Century Gothic&quot;" style:font-size-complex="9pt" style:font-style-complex="normal" style:font-weight-complex="bold"/>
    </style:style>
    <style:style style:name="ce5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recto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irectorates</text:p>
          </table:table-cell>
          <table:table-cell table:style-name="ce3" office:value-type="string" calcext:value-type="string">
            <text:p>WebLink</text:p>
          </table:table-cell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Department</text:p>
          </table:table-cell>
          <table:table-cell table:style-name="ce6" table:number-columns-repeated="22"/>
          <table:table-cell table:number-columns-repeated="998"/>
        </table:table-row>
        <table:table-row table:style-name="ro2">
          <table:table-cell table:style-name="ce2" office:value-type="string" calcext:value-type="string">
            <text:p>Department of Agriculture Development and Farmers' Welfare</text:p>
          </table:table-cell>
          <table:table-cell table:style-name="ce4" office:value-type="string" calcext:value-type="string">
            <text:p><text:a xlink:href="http://www.keralaagriculture.gov.in/" xlink:type="simple">http://www.keralaagriculture.gov.in/</text:a></text:p>
          </table:table-cell>
          <table:table-cell table:style-name="ce4" office:value-type="string" calcext:value-type="string">
            <text:p><text:a xlink:href="https://www.kerala.gov.in/" xlink:type="simple">https://www.kerala.gov.in/</text:a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imal Husbandry Directorate</text:p>
          </table:table-cell>
          <table:table-cell table:style-name="ce4" office:value-type="string" calcext:value-type="string">
            <text:p><text:a xlink:href="http://www.ahd.kerala.gov.in/index.php/administration" xlink:type="simple">http://www.ahd.kerala.gov.in/index.php/administration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rectorate of Archaeology</text:p>
          </table:table-cell>
          <table:table-cell table:style-name="ce4" office:value-type="string" calcext:value-type="string">
            <text:p><text:a xlink:href="http://archaeology.kerala.gov.in/" xlink:type="simple">http://archaeology.kerala.gov.in/</text:a>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rectorate of Archives</text:p>
          </table:table-cell>
          <table:table-cell table:style-name="ce4" office:value-type="string" calcext:value-type="string">
            <text:p><text:a xlink:href="http://www.keralastatearchives.org/main1.htm" xlink:type="simple">http://www.keralastatearchives.org/main1.htm</text:a>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rectorate of Ayurveda Medical Education</text:p>
          </table:table-cell>
          <table:table-cell table:style-name="ce4" office:value-type="string" calcext:value-type="string">
            <text:p><text:a xlink:href="http://www.ayurveda.kerala.gov.in/index.php/contactus" xlink:type="simple">http://www.ayurveda.kerala.gov.in/index.php/contactus</text:a>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rectorate of Backward Communities Development Department</text:p>
          </table:table-cell>
          <table:table-cell table:style-name="ce4" office:value-type="string" calcext:value-type="string">
            <text:p><text:a xlink:href="http://www.bcdd.kerala.gov.in/index.php/contact-us" xlink:type="simple">http://www.bcdd.kerala.gov.in/index.php/contact-us</text:a>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emical Examiners Laboratory</text:p>
          </table:table-cell>
          <table:table-cell table:style-name="ce4" office:value-type="string" calcext:value-type="string">
            <text:p><text:a xlink:href="http://www.celd.kerala.gov.in/index.php/contact" xlink:type="simple">http://www.celd.kerala.gov.in/index.php/contact</text:a>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ivil Supplies Department</text:p>
          </table:table-cell>
          <table:table-cell table:style-name="ce4" office:value-type="string" calcext:value-type="string">
            <text:p><text:a xlink:href="http://www.civilsupplieskerala.gov.in/" xlink:type="simple">http://www.civilsupplieskerala.gov.in/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rectorate of Coir Development</text:p>
          </table:table-cell>
          <table:table-cell table:style-name="ce4" office:value-type="string" calcext:value-type="string">
            <text:p><text:a xlink:href="http://www.coir.kerala.gov.in/index.php?option=com_content&amp;view=article&amp;id=75&amp;Itemid=99" xlink:type="simple">http://www.coir.kerala.gov.in/index.php?option=com_content&amp;view=article&amp;id=75&amp;Itemid=99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rala Commercial taxes</text:p>
          </table:table-cell>
          <table:table-cell table:style-name="ce4" office:value-type="string" calcext:value-type="string">
            <text:p><text:a xlink:href="http://www.keralataxes.gov.in/offices.aspx" xlink:type="simple">http://www.keralataxes.gov.in/offices.aspx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CO-OPERATION</text:p>
          </table:table-cell>
          <table:table-cell table:style-name="ce4" office:value-type="string" calcext:value-type="string">
            <text:p><text:a xlink:href="http://www.cooperation.kerala.gov.in/index.php?option=com_content&amp;view=article&amp;id=68&amp;Itemid=56" xlink:type="simple">http://www.cooperation.kerala.gov.in/index.php?option=com_content&amp;view=article&amp;id=68&amp;Itemid=56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COLLEGIATE EDUCATION</text:p>
          </table:table-cell>
          <table:table-cell table:style-name="ce4" office:value-type="string" calcext:value-type="string">
            <text:p><text:a xlink:href="http://www.collegiateedu.kerala.gov.in/index.php?option=com_content&amp;view=article&amp;id=47&amp;Itemid=78" xlink:type="simple">http://www.collegiateedu.kerala.gov.in/index.php?option=com_content&amp;view=article&amp;id=47&amp;Itemid=78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Cultural Publication</text:p>
          </table:table-cell>
          <table:table-cell table:style-name="ce4" office:value-type="string" calcext:value-type="string">
            <text:p><text:a xlink:href="http://www.culturedirectorate.kerala.gov.in/" xlink:type="simple">http://www.culturedirectorate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iry Development Department</text:p>
          </table:table-cell>
          <table:table-cell table:style-name="ce4" office:value-type="string" calcext:value-type="string">
            <text:p><text:a xlink:href="http://www.dairy.kerala.gov.in/" xlink:type="simple">http://www.dairy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rugs Control Department</text:p>
          </table:table-cell>
          <table:table-cell table:style-name="ce4" office:value-type="string" calcext:value-type="string">
            <text:p><text:a xlink:href="http://www.dc.kerala.gov.in/" xlink:type="simple">http://www.dc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neral Education Department</text:p>
          </table:table-cell>
          <table:table-cell table:style-name="ce4" office:value-type="string" calcext:value-type="string">
            <text:p><text:a xlink:href="http://education.kerala.gov.in/" xlink:type="simple">http://education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Economics &amp; Statistics</text:p>
          </table:table-cell>
          <table:table-cell table:style-name="ce4" office:value-type="string" calcext:value-type="string">
            <text:p><text:a xlink:href="http://www.ecostat.kerala.gov.in/" xlink:type="simple">http://www.ecostat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lectrical Inspectorate</text:p>
          </table:table-cell>
          <table:table-cell table:style-name="ce4" office:value-type="string" calcext:value-type="string">
            <text:p><text:a xlink:href="http://www.cei.kerala.gov.in/" xlink:type="simple">http://www.cei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ustrial Training Department</text:p>
          </table:table-cell>
          <table:table-cell table:style-name="ce4" office:value-type="string" calcext:value-type="string">
            <text:p><text:a xlink:href="http://www.det.kerala.gov.in/" xlink:type="simple">http://www.det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he Department of Environment and Climate Change (DoECC)</text:p>
          </table:table-cell>
          <table:table-cell table:style-name="ce4" office:value-type="string" calcext:value-type="string">
            <text:p><text:a xlink:href="http://www.envt.kerala.gov.in/" xlink:type="simple">http://www.envt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CISE</text:p>
          </table:table-cell>
          <table:table-cell table:style-name="ce4" office:value-type="string" calcext:value-type="string">
            <text:p><text:a xlink:href="http://www.keralaexcise.gov.in/" xlink:type="simple">http://www.keralaexcise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Factories and Boilers</text:p>
          </table:table-cell>
          <table:table-cell table:style-name="ce4" office:value-type="string" calcext:value-type="string">
            <text:p><text:a xlink:href="http://www.fabkerala.gov.in/" xlink:type="simple">http://www.fab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Fire and Rescue Services</text:p>
          </table:table-cell>
          <table:table-cell table:style-name="ce4" office:value-type="string" calcext:value-type="string">
            <text:p><text:a xlink:href="http://fire.kerala.gov.in/" xlink:type="simple">http://fire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Fisheries</text:p>
          </table:table-cell>
          <table:table-cell table:style-name="ce4" office:value-type="string" calcext:value-type="string">
            <text:p><text:a xlink:href="http://www.fisheries.kerala.gov.in/" xlink:type="simple">http://www.fisheries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od Safety</text:p>
          </table:table-cell>
          <table:table-cell table:style-name="ce4" office:value-type="string" calcext:value-type="string">
            <text:p><text:a xlink:href="http://www.foodsafety.kerala.gov.in/" xlink:type="simple">http://www.foodsafety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rest</text:p>
          </table:table-cell>
          <table:table-cell table:style-name="ce4" office:value-type="string" calcext:value-type="string">
            <text:p><text:a xlink:href="http://www.forest.kerala.gov.in/" xlink:type="simple">http://www.forest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oundwater Department</text:p>
          </table:table-cell>
          <table:table-cell table:style-name="ce4" office:value-type="string" calcext:value-type="string">
            <text:p><text:a xlink:href="http://www.groundwater.kerala.gov.in/english/index.htm" xlink:type="simple">http://www.groundwater.kerala.gov.in/english/index.htm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Handlooms and Textiles</text:p>
          </table:table-cell>
          <table:table-cell table:style-name="ce4" office:value-type="string" calcext:value-type="string">
            <text:p><text:a xlink:href="http://www.handloom.kerala.gov.in/" xlink:type="simple">http://www.handloom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rbour Engineering</text:p>
          </table:table-cell>
          <table:table-cell table:style-name="ce4" office:value-type="string" calcext:value-type="string">
            <text:p><text:a xlink:href="http://www.hed.kerala.gov.in/" xlink:type="simple">http://www.hed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HEALTH SERVICES</text:p>
          </table:table-cell>
          <table:table-cell table:style-name="ce4" office:value-type="string" calcext:value-type="string">
            <text:p><text:a xlink:href="http://www.dhs.kerala.gov.in/" xlink:type="simple">http://www.dhs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Higher Secondary Education</text:p>
          </table:table-cell>
          <table:table-cell table:style-name="ce4" office:value-type="string" calcext:value-type="string">
            <text:p><text:a xlink:href="http://www.dhsekerala.gov.in/" xlink:type="simple">http://www.dhse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oeopathy Department</text:p>
          </table:table-cell>
          <table:table-cell table:style-name="ce4" office:value-type="string" calcext:value-type="string">
            <text:p><text:a xlink:href="http://www.homoeopathy.kerala.gov.in/" xlink:type="simple">http://www.homoeopathy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ydrographic Survey Wing</text:p>
          </table:table-cell>
          <table:table-cell table:style-name="ce4" office:value-type="string" calcext:value-type="string">
            <text:p><text:a xlink:href="http://www.hsw.kerala.gov.in/" xlink:type="simple">http://www.hsw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ian Systems of Medicine Department</text:p>
          </table:table-cell>
          <table:table-cell table:style-name="ce4" office:value-type="string" calcext:value-type="string">
            <text:p><text:a xlink:href="http://www.ism.kerala.gov.in/" xlink:type="simple">http://www.ism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Employment &amp; Training</text:p>
          </table:table-cell>
          <table:table-cell table:style-name="ce4" office:value-type="string" calcext:value-type="string">
            <text:p><text:a xlink:href="http://www.det.kerala.gov.in/" xlink:type="simple">http://www.det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Industries &amp; Commerce</text:p>
          </table:table-cell>
          <table:table-cell table:style-name="ce4" office:value-type="string" calcext:value-type="string">
            <text:p><text:a xlink:href="http://www.dic.kerala.gov.in/web/index.php" xlink:type="simple">http://www.dic.kerala.gov.in/web/index.php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formation &amp; Public Relations Department</text:p>
          </table:table-cell>
          <table:table-cell table:style-name="ce4" office:value-type="string" calcext:value-type="string">
            <text:p><text:a xlink:href="http://www.prd.kerala.gov.in/" xlink:type="simple">http://www.prd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rala State Insurance Department</text:p>
          </table:table-cell>
          <table:table-cell table:style-name="ce4" office:value-type="string" calcext:value-type="string">
            <text:p><text:a xlink:href="http://www.insurance.kerala.gov.in/" xlink:type="simple">http://www.insurance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surance Medical Services</text:p>
          </table:table-cell>
          <table:table-cell table:style-name="ce4" office:value-type="string" calcext:value-type="string">
            <text:p><text:a xlink:href="http://www.ims.kerala.gov.in/" xlink:type="simple">http://www.ims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rala Irrigation Department</text:p>
          </table:table-cell>
          <table:table-cell table:style-name="ce4" office:value-type="string" calcext:value-type="string">
            <text:p><text:a xlink:href="http://www.irrigation.kerala.gov.in/" xlink:type="simple">http://www.irrigation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our</text:p>
          </table:table-cell>
          <table:table-cell table:style-name="ce4" office:value-type="string" calcext:value-type="string">
            <text:p><text:a xlink:href="http://www.lc.kerala.gov.in/" xlink:type="simple">http://www.lc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missionerate of Land Revenue</text:p>
          </table:table-cell>
          <table:table-cell table:style-name="ce4" office:value-type="string" calcext:value-type="string">
            <text:p><text:a xlink:href="http://www.clr.kerala.gov.in/" xlink:type="simple">http://www.clr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Legal Metrology</text:p>
          </table:table-cell>
          <table:table-cell table:style-name="ce4" office:value-type="string" calcext:value-type="string">
            <text:p><text:a xlink:href="http://www.lmd.kerala.gov.in/" xlink:type="simple">http://www.lmd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rala State Audit Department</text:p>
          </table:table-cell>
          <table:table-cell table:style-name="ce4" office:value-type="string" calcext:value-type="string">
            <text:p><text:a xlink:href="http://www.lfa.kerala.gov.in/" xlink:type="simple">http://www.lfa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ttery department</text:p>
          </table:table-cell>
          <table:table-cell table:style-name="ce4" office:value-type="string" calcext:value-type="string">
            <text:p><text:a xlink:href="http://www.keralalotteries.in/" xlink:type="simple">http://www.keralalotteries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Medical Education</text:p>
          </table:table-cell>
          <table:table-cell table:style-name="ce4" office:value-type="string" calcext:value-type="string">
            <text:p><text:a xlink:href="http://www.dme.kerala.gov.in/" xlink:type="simple">http://www.dme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Mining and Geology</text:p>
          </table:table-cell>
          <table:table-cell table:style-name="ce4" office:value-type="string" calcext:value-type="string">
            <text:p><text:a xlink:href="http://www.dmg.kerala.gov.in/" xlink:type="simple">http://www.dmg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tor Vehicles Department</text:p>
          </table:table-cell>
          <table:table-cell table:style-name="ce4" office:value-type="string" calcext:value-type="string">
            <text:p><text:a xlink:href="http://www.keralamvd.gov.in/" xlink:type="simple">http://www.keralamvd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ority Welfare Department</text:p>
          </table:table-cell>
          <table:table-cell table:style-name="ce4" office:value-type="string" calcext:value-type="string">
            <text:p><text:a xlink:href="http://www.minoritywelfare.kerala.gov.in/" xlink:type="simple">http://www.minoritywelfare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Museums and Zoos</text:p>
          </table:table-cell>
          <table:table-cell table:style-name="ce4" office:value-type="string" calcext:value-type="string">
            <text:p><text:a xlink:href="http://www.museumandzoo.kerala.gov.in/index.php" xlink:type="simple">http://www.museumandzoo.kerala.gov.in/index.php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IONAL SAVINGS DEPARTMENT</text:p>
          </table:table-cell>
          <table:table-cell table:style-name="ce4" office:value-type="string" calcext:value-type="string">
            <text:p><text:a xlink:href="http://www.finance.kerala.gov.in/index.php?option=com_content&amp;view=article&amp;catid=55:nsd&amp;id=115:national-savings-department-contact-details" xlink:type="simple">http://www.finance.kerala.gov.in/index.php?option=com_content&amp;view=article&amp;catid=55:nsd&amp;id=115:national-savings-department-contact-details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loyment Department</text:p>
          </table:table-cell>
          <table:table-cell table:style-name="ce4" office:value-type="string" calcext:value-type="string">
            <text:p><text:a xlink:href="http://www.employmentkerala.gov.in/" xlink:type="simple">http://www.employment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CC Directorate</text:p>
          </table:table-cell>
          <table:table-cell table:style-name="ce4" office:value-type="string" calcext:value-type="string">
            <text:p><text:a xlink:href="http://keralancc.org/" xlink:type="simple">http://keralancc.org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nchayat</text:p>
          </table:table-cell>
          <table:table-cell table:style-name="ce4" office:value-type="string" calcext:value-type="string">
            <text:p><text:a xlink:href="http://www.lsg.kerala.gov.in/htm/main.php" xlink:type="simple">http://www.lsg.kerala.gov.in/htm/main.php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lice</text:p>
          </table:table-cell>
          <table:table-cell table:style-name="ce4" office:value-type="string" calcext:value-type="string">
            <text:p><text:a xlink:href="http://www.keralapolice.org/" xlink:type="simple">http://www.keralapolice.org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rt</text:p>
          </table:table-cell>
          <table:table-cell table:style-name="ce4" office:value-type="string" calcext:value-type="string">
            <text:p><text:a xlink:href="http://www.keralaports.gov.in/" xlink:type="simple">http://www.keralaports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nting</text:p>
          </table:table-cell>
          <table:table-cell table:style-name="ce4" office:value-type="string" calcext:value-type="string">
            <text:p><text:a xlink:href="https://www.kerala.gov.in/web/guest/printing" xlink:type="simple">https://www.kerala.gov.in/web/guest/printing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sons</text:p>
          </table:table-cell>
          <table:table-cell table:style-name="ce4" office:value-type="string" calcext:value-type="string">
            <text:p><text:a xlink:href="http://www.keralaprisons.gov.in/" xlink:type="simple">http://www.keralaprisons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secutions</text:p>
          </table:table-cell>
          <table:table-cell table:style-name="ce4" office:value-type="string" calcext:value-type="string">
            <text:p><text:a xlink:href="https://www.kerala.gov.in/web/guest/prosecution" xlink:type="simple">https://www.kerala.gov.in/web/guest/prosecution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blic Works</text:p>
          </table:table-cell>
          <table:table-cell table:style-name="ce4" office:value-type="string" calcext:value-type="string">
            <text:p><text:a xlink:href="http://www.keralapwd.gov.in/index.php" xlink:type="simple">http://www.keralapwd.gov.in/index.php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gistrations</text:p>
          </table:table-cell>
          <table:table-cell table:style-name="ce4" office:value-type="string" calcext:value-type="string">
            <text:p><text:a xlink:href="http://www.keralaregistration.gov.in/" xlink:type="simple">http://www.keralaregistration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ral Development</text:p>
          </table:table-cell>
          <table:table-cell table:style-name="ce4" office:value-type="string" calcext:value-type="string">
            <text:p><text:a xlink:href="http://rdd.kerala.gov.in/" xlink:type="simple">http://rdd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Sainik Welfare</text:p>
          </table:table-cell>
          <table:table-cell table:style-name="ce4" office:value-type="string" calcext:value-type="string">
            <text:p><text:a xlink:href="http://www.sainikwelfarekerala.org/" xlink:type="simple">http://www.sainikwelfarekerala.org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HEDULED CASTE DEVELOPMENT DEPARTMENT</text:p>
          </table:table-cell>
          <table:table-cell table:style-name="ce4" office:value-type="string" calcext:value-type="string">
            <text:p><text:a xlink:href="http://www.scdd.kerala.gov.in/" xlink:type="simple">http://www.scdd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HEDULED TRIBE DEVELOPMENT DEPARTMENT</text:p>
          </table:table-cell>
          <table:table-cell table:style-name="ce4" office:value-type="string" calcext:value-type="string">
            <text:p><text:a xlink:href="http://www.stdd.kerala.gov.in/" xlink:type="simple">http://www.stdd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Social Justice</text:p>
          </table:table-cell>
          <table:table-cell table:style-name="ce4" office:value-type="string" calcext:value-type="string">
            <text:p><text:a xlink:href="http://www.swd.kerala.gov.in/" xlink:type="simple">http://www.swd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il survey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tationery Department</text:p>
          </table:table-cell>
          <table:table-cell table:style-name="ce4" office:value-type="string" calcext:value-type="string">
            <text:p><text:a xlink:href="http://www.stationery.kerala.gov.in/" xlink:type="simple">http://www.stationery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Sports &amp; Youth Affairs</text:p>
          </table:table-cell>
          <table:table-cell table:style-name="ce4" office:value-type="string" calcext:value-type="string">
            <text:p><text:a xlink:href="http://www.dsya.kerala.gov.in/" xlink:type="simple">http://www.dsya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e Central Library</text:p>
          </table:table-cell>
          <table:table-cell table:style-name="ce4" office:value-type="string" calcext:value-type="string">
            <text:p><text:a xlink:href="http://www.statelibrary.kerala.gov.in/" xlink:type="simple">http://www.statelibrary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Survey and Land Records</text:p>
          </table:table-cell>
          <table:table-cell table:style-name="ce4" office:value-type="string" calcext:value-type="string">
            <text:p><text:a xlink:href="http://www.dslr.kerala.gov.in/" xlink:type="simple">http://www.dslr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orate of Technical Education</text:p>
          </table:table-cell>
          <table:table-cell table:style-name="ce4" office:value-type="string" calcext:value-type="string">
            <text:p><text:a xlink:href="http://www.dtekerala.gov.in/index.php/en/" xlink:type="simple">http://www.dtekerala.gov.in/index.php/e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Town Planning</text:p>
          </table:table-cell>
          <table:table-cell table:style-name="ce4" office:value-type="string" calcext:value-type="string">
            <text:p><text:a xlink:href="http://www.townplanning.kerala.gov.in/" xlink:type="simple">http://www.townplanning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Treasuries</text:p>
          </table:table-cell>
          <table:table-cell table:style-name="ce4" office:value-type="string" calcext:value-type="string">
            <text:p><text:a xlink:href="http://treasury.kerala.gov.in/treasury_site/" xlink:type="simple">http://treasury.kerala.gov.in/treasury_site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urism</text:p>
          </table:table-cell>
          <table:table-cell table:style-name="ce4" office:value-type="string" calcext:value-type="string">
            <text:p><text:a xlink:href="http://www.keralatourism.gov.in/" xlink:type="simple">http://www.keralatourism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ment of Urban Affairs</text:p>
          </table:table-cell>
          <table:table-cell table:style-name="ce4" office:value-type="string" calcext:value-type="string">
            <text:p><text:a xlink:href="https://www.kerala.gov.in/web/guest/urban-affairs" xlink:type="simple">https://www.kerala.gov.in/web/guest/urban-affairs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igilance &amp; Anti-Corruption Bureau</text:p>
          </table:table-cell>
          <table:table-cell table:style-name="ce4" office:value-type="string" calcext:value-type="string">
            <text:p><text:a xlink:href="https://vigilance.kerala.gov.in/" xlink:type="simple">https://vigilance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Vocational Higher Secondary Education</text:p>
          </table:table-cell>
          <table:table-cell table:style-name="ce4" office:value-type="string" calcext:value-type="string">
            <text:p><text:a xlink:href="http://www.vhse.kerala.gov.in/vhse/" xlink:type="simple">http://www.vhse.kerala.gov.in/vhse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e Water Transport Department</text:p>
          </table:table-cell>
          <table:table-cell table:style-name="ce4" office:value-type="string" calcext:value-type="string">
            <text:p><text:a xlink:href="http://swtd.kerala.gov.in/pages-en-IN/home.php" xlink:type="simple">http://swtd.kerala.gov.in/pages-en-IN/home.php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missioner of entrance exam</text:p>
          </table:table-cell>
          <table:table-cell table:style-name="ce4" office:value-type="string" calcext:value-type="string">
            <text:p><text:a xlink:href="https://www.cee.kerala.gov.in/main.php" xlink:type="simple">https://www.cee.kerala.gov.in/main.php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using Commissionerate</text:p>
          </table:table-cell>
          <table:table-cell table:style-name="ce4" office:value-type="string" calcext:value-type="string">
            <text:p><text:a xlink:href="http://www.hsgcomr.kerala.gov.in/" xlink:type="simple">http://www.hsgcomr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T@School</text:p>
          </table:table-cell>
          <table:table-cell table:style-name="ce4" office:value-type="string" calcext:value-type="string">
            <text:p><text:a xlink:href="https://www.itschool.gov.in/" xlink:type="simple">https://www.itschool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RTADS Kerala Institute for Research training&amp;development studies</text:p>
          </table:table-cell>
          <table:table-cell table:style-name="ce4" office:value-type="string" calcext:value-type="string">
            <text:p><text:a xlink:href="http://www.kirtads.kerala.gov.in/" xlink:type="simple">http://www.kirtads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nd use Board</text:p>
          </table:table-cell>
          <table:table-cell table:style-name="ce4" office:value-type="string" calcext:value-type="string">
            <text:p><text:a xlink:href="http://www.kslub.kerala.gov.in/" xlink:type="simple">http://www.kslub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reeksha Bhavan</text:p>
          </table:table-cell>
          <table:table-cell table:style-name="ce4" office:value-type="string" calcext:value-type="string">
            <text:p><text:a xlink:href="http://keralapareekshabhavan.in/" xlink:type="simple">http://keralapareekshabhavan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rva siksha Abhiyan</text:p>
          </table:table-cell>
          <table:table-cell table:style-name="ce4" office:value-type="string" calcext:value-type="string">
            <text:p><text:a xlink:href="http://ssa.nic.in/" xlink:type="simple">http://ssa.nic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ate Council of Educational Research &amp; Training (SCERT)</text:p>
          </table:table-cell>
          <table:table-cell table:style-name="ce4" office:value-type="string" calcext:value-type="string">
            <text:p><text:a xlink:href="http://www.scert.kerala.gov.in/" xlink:type="simple">http://www.scert.kerala.gov.in/</text:a></text:p>
          </table:table-cell>
          <table:table-cell table:number-columns-repeated="1022"/>
        </table:table-row>
        <table:table-row table:style-name="ro2" table:number-rows-repeated="912">
          <table:table-cell table:style-name="ce2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partments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2">
          <table:table-cell table:style-name="ce7" office:value-type="string" calcext:value-type="string">
            <text:p>Secretariat departments</text:p>
          </table:table-cell>
          <table:table-cell table:style-name="ce14" office:value-type="string" calcext:value-type="string">
            <text:p>Webiste links</text:p>
          </table:table-cell>
          <table:table-cell table:style-name="ce14" office:value-type="string" calcext:value-type="string">
            <text:p>Source</text:p>
          </table:table-cell>
          <table:table-cell table:style-name="ce21" table:number-columns-repeated="23"/>
          <table:table-cell table:number-columns-repeated="998"/>
        </table:table-row>
        <table:table-row table:style-name="ro2">
          <table:table-cell table:style-name="ce8" office:value-type="string" calcext:value-type="string">
            <text:p>Agriculture Development &amp; Farmers' Welfare Department</text:p>
          </table:table-cell>
          <table:table-cell table:style-name="ce15" office:value-type="string" calcext:value-type="string">
            <text:p><text:a xlink:href="http://www.keralaagriculture.gov.in/" xlink:type="simple">http://www.keralaagriculture.gov.in/</text:a></text:p>
          </table:table-cell>
          <table:table-cell table:style-name="ce15" office:value-type="string" calcext:value-type="string">
            <text:p><text:a xlink:href="https://www.kerala.gov.in/" xlink:type="simple">https://www.kerala.gov.in/</text:a></text:p>
          </table:table-cell>
          <table:table-cell table:style-name="ce20" table:number-columns-repeated="23"/>
          <table:table-cell table:number-columns-repeated="998"/>
        </table:table-row>
        <table:table-row table:style-name="ro2">
          <table:table-cell table:style-name="ce9" office:value-type="string" calcext:value-type="string">
            <text:p>AYUSH Department</text:p>
          </table:table-cell>
          <table:table-cell table:style-name="ce15" office:value-type="string" calcext:value-type="string">
            <text:p><text:a xlink:href="https://www.kerala.gov.in/web/guest/ayush" xlink:type="simple">https://www.kerala.gov.in/web/guest/ayush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Backward Communities Development Department</text:p>
          </table:table-cell>
          <table:table-cell table:style-name="ce15" office:value-type="string" calcext:value-type="string">
            <text:p><text:a xlink:href="http://www.bcdd.kerala.gov.in/" xlink:type="simple">http://www.bcdd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Coastal Shipping and Inland Navigation Department</text:p>
          </table:table-cell>
          <table:table-cell table:style-name="ce15" office:value-type="string" calcext:value-type="string">
            <text:p><text:a xlink:href="http://www.keralashipping.com/" xlink:type="simple">http://www.keralashipping.com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Consumer Affairs Department</text:p>
          </table:table-cell>
          <table:table-cell table:style-name="ce15" office:value-type="string" calcext:value-type="string">
            <text:p><text:a xlink:href="http://www.consumeraffairs.kerala.gov.in/" xlink:type="simple">http://www.consumeraffairs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Co-operation Department</text:p>
          </table:table-cell>
          <table:table-cell table:style-name="ce15" office:value-type="string" calcext:value-type="string">
            <text:p><text:a xlink:href="http://www.cooperation.kerala.gov.in/" xlink:type="simple">http://www.cooperation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Cultural Affairs Department</text:p>
          </table:table-cell>
          <table:table-cell table:style-name="ce15" office:value-type="string" calcext:value-type="string">
            <text:p><text:a xlink:href="http://www.culturedirectorate.kerala.gov.in/" xlink:type="simple">http://www.culturedirectorate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Election department</text:p>
          </table:table-cell>
          <table:table-cell table:style-name="ce16" office:value-type="string" calcext:value-type="string">
            <text:p>www.sec.kerala.gov.in , www.ceo.kerala.gov.in.www.ceokerala.nic.in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Information Technology Department</text:p>
          </table:table-cell>
          <table:table-cell table:style-name="ce15" office:value-type="string" calcext:value-type="string">
            <text:p><text:a xlink:href="http://www.itmission.kerala.gov.in/" xlink:type="simple">http://www.itmission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0" office:value-type="string" calcext:value-type="string">
            <text:p>Environment Department</text:p>
          </table:table-cell>
          <table:table-cell table:style-name="ce15" office:value-type="string" calcext:value-type="string">
            <text:p><text:a xlink:href="http://www.envt.kerala.gov.in/" xlink:type="simple">http://www.envt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Finance Department</text:p>
          </table:table-cell>
          <table:table-cell table:style-name="ce15" office:value-type="string" calcext:value-type="string">
            <text:p><text:a xlink:href="http://www.finance.kerala.gov.in/" xlink:type="simple">http://www.finance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Fisheries Department</text:p>
          </table:table-cell>
          <table:table-cell table:style-name="ce15" office:value-type="string" calcext:value-type="string">
            <text:p><text:a xlink:href="http://www.fisheries.kerala.gov.in/" xlink:type="simple">http://www.fisheries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Food &amp; Civil Supplies Department</text:p>
          </table:table-cell>
          <table:table-cell table:style-name="ce15" office:value-type="string" calcext:value-type="string">
            <text:p><text:a xlink:href="http://www.civilsupplieskerala.gov.in/" xlink:type="simple">http://www.civilsupplies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Forest &amp; Wild Life Department</text:p>
          </table:table-cell>
          <table:table-cell table:style-name="ce15" office:value-type="string" calcext:value-type="string">
            <text:p><text:a xlink:href="http://www.forest.kerala.gov.in/" xlink:type="simple">http://www.forest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General Administration Department</text:p>
          </table:table-cell>
          <table:table-cell table:style-name="ce15" office:value-type="string" calcext:value-type="string">
            <text:p><text:a xlink:href="http://www.gadsplais.kerala.gov.in/" xlink:type="simple">http://www.gadsplais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1" office:value-type="string" calcext:value-type="string">
            <text:p>General Education Department</text:p>
          </table:table-cell>
          <table:table-cell table:style-name="ce15" office:value-type="string" calcext:value-type="string">
            <text:p><text:a xlink:href="http://www.education.kerala.gov.in/" xlink:type="simple">http://www.education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2" office:value-type="string" calcext:value-type="string">
            <text:p>Health &amp; Family Welfare Department</text:p>
          </table:table-cell>
          <table:table-cell table:style-name="ce15" office:value-type="string" calcext:value-type="string">
            <text:p><text:a xlink:href="http://www.arogyakeralam.gov.in/" xlink:type="simple">http://www.arogyakeralam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1" office:value-type="string" calcext:value-type="string">
            <text:p>Higher Education Department</text:p>
          </table:table-cell>
          <table:table-cell table:style-name="ce15" office:value-type="string" calcext:value-type="string">
            <text:p><text:a xlink:href="http://www.highereducation.kerala.gov.in/" xlink:type="simple">http://www.highereducation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0" office:value-type="string" calcext:value-type="string">
            <text:p>Home Department</text:p>
          </table:table-cell>
          <table:table-cell table:style-name="ce17" office:value-type="string" calcext:value-type="string">
            <text:p>http://www.keralapolice.org/, http://coastal.keralapolice.gov.in/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Housing Department</text:p>
          </table:table-cell>
          <table:table-cell table:style-name="ce15" office:value-type="string" calcext:value-type="string">
            <text:p><text:a xlink:href="http://www.kshb.kerala.gov.in/" xlink:type="simple">http://www.kshb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Industries &amp; Commerce</text:p>
          </table:table-cell>
          <table:table-cell table:style-name="ce15" office:value-type="string" calcext:value-type="string">
            <text:p><text:a xlink:href="http://www.dic.kerala.gov.in/" xlink:type="simple">http://www.dic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0" office:value-type="string" calcext:value-type="string">
            <text:p>Department of Labour &amp; Skills</text:p>
          </table:table-cell>
          <table:table-cell table:style-name="ce15" office:value-type="string" calcext:value-type="string">
            <text:p><text:a xlink:href="http://www.lc.kerala.gov.in/" xlink:type="simple">http://www.lc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Law Department</text:p>
          </table:table-cell>
          <table:table-cell table:style-name="ce15" office:value-type="string" calcext:value-type="string">
            <text:p><text:a xlink:href="http://www.keralalawsect.org/" xlink:type="simple">http://www.keralalawsect.org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Local Self Government Department</text:p>
          </table:table-cell>
          <table:table-cell table:style-name="ce15" office:value-type="string" calcext:value-type="string">
            <text:p><text:a xlink:href="http://www.lsg.kerala.gov.in/" xlink:type="simple">http://www.lsg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Department of Minority Welfare</text:p>
          </table:table-cell>
          <table:table-cell table:style-name="ce15" office:value-type="string" calcext:value-type="string">
            <text:p><text:a xlink:href="http://www.minoritywelfare.kerala.gov.in/" xlink:type="simple">http://www.minoritywelfare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Department of Non-resident Keralites Affairs (NORKA)</text:p>
          </table:table-cell>
          <table:table-cell table:style-name="ce15" office:value-type="string" calcext:value-type="string">
            <text:p><text:a xlink:href="http://www.norka.gov.in/" xlink:type="simple">http://www.nork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Parliamentary Affairs Department</text:p>
          </table:table-cell>
          <table:table-cell table:style-name="ce15" office:value-type="string" calcext:value-type="string">
            <text:p><text:a xlink:href="http://www.ipaffairs.org/" xlink:type="simple">http://www.ipaffairs.org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Personnel &amp; Administrative Reforms Department</text:p>
          </table:table-cell>
          <table:table-cell table:style-name="ce15" office:value-type="string" calcext:value-type="string">
            <text:p><text:a xlink:href="http://pard.kerala.gov.in/" xlink:type="simple">http://pard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Planning &amp; Economic Affairs Department</text:p>
          </table:table-cell>
          <table:table-cell table:style-name="ce15" office:value-type="string" calcext:value-type="string">
            <text:p><text:a xlink:href="http://www.spb.kerala.gov.in/" xlink:type="simple">http://www.spb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Power Department</text:p>
          </table:table-cell>
          <table:table-cell table:style-name="ce15" office:value-type="string" calcext:value-type="string">
            <text:p><text:a xlink:href="http://www.kseb.in/" xlink:type="simple">http://www.kseb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Public Works Department</text:p>
          </table:table-cell>
          <table:table-cell table:style-name="ce15" office:value-type="string" calcext:value-type="string">
            <text:p><text:a xlink:href="http://www.keralapwd.gov.in/index.php" xlink:type="simple">http://www.keralapwd.gov.in/index.php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Revenue Department</text:p>
          </table:table-cell>
          <table:table-cell table:style-name="ce18" office:value-type="string" calcext:value-type="string">
            <text:p>www.revenue.kerala.gov.in, www.sdma.kerala.gov.in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Scheduled Castes Development Department</text:p>
          </table:table-cell>
          <table:table-cell table:style-name="ce19" office:value-type="string" calcext:value-type="string">
            <text:p><text:a xlink:href="http://scdd.kerala.gov.in/web/mal/enquiry.php" xlink:type="simple">http://scdd.kerala.gov.in/web/mal/enquiry.php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Department of Science &amp; Technology</text:p>
          </table:table-cell>
          <table:table-cell table:style-name="ce15" office:value-type="string" calcext:value-type="string">
            <text:p><text:a xlink:href="http://www.kscste.kerala.gov.in/" xlink:type="simple">http://www.kscste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Department of Social Justice</text:p>
          </table:table-cell>
          <table:table-cell table:style-name="ce15" office:value-type="string" calcext:value-type="string">
            <text:p><text:a xlink:href="http://www.sjd.kerala.gov.in/" xlink:type="simple">http://www.sjd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Directorate of Sports and Youth Affairs</text:p>
          </table:table-cell>
          <table:table-cell table:style-name="ce15" office:value-type="string" calcext:value-type="string">
            <text:p><text:a xlink:href="http://www.dsya.kerala.gov.in/" xlink:type="simple">http://www.dsya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Stores Purchase Department</text:p>
          </table:table-cell>
          <table:table-cell table:style-name="ce15" office:value-type="string" calcext:value-type="string">
            <text:p><text:a xlink:href="http://www.spd.kerala.gov.in/" xlink:type="simple">http://www.spd.kerala.gov.in/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Taxes Department</text:p>
          </table:table-cell>
          <table:table-cell table:style-name="ce15" office:value-type="string" calcext:value-type="string">
            <text:p><text:a xlink:href="http://keralataxes.gov.in/default.aspx" xlink:type="simple">http://keralataxes.gov.in/default.aspx</text:a>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8" office:value-type="string" calcext:value-type="string">
            <text:p>Department of Tourism</text:p>
          </table:table-cell>
          <table:table-cell table:style-name="ce17" office:value-type="string" calcext:value-type="string">
            <text:p>http://www.keralatourism.org/, http://www.keralatourism.gov.in/</text:p>
          </table:table-cell>
          <table:table-cell table:style-name="ce20" table:number-columns-repeated="24"/>
          <table:table-cell table:number-columns-repeated="998"/>
        </table:table-row>
        <table:table-row table:style-name="ro2">
          <table:table-cell table:style-name="ce13" office:value-type="string" calcext:value-type="string">
            <text:p>Transport Department</text:p>
          </table:table-cell>
          <table:table-cell table:style-name="ce4" office:value-type="string" calcext:value-type="string">
            <text:p><text:a xlink:href="http://www.keralartc.com/" xlink:type="simple">http://www.keralartc.com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Vigilance Department</text:p>
          </table:table-cell>
          <table:table-cell table:style-name="ce4" office:value-type="string" calcext:value-type="string">
            <text:p><text:a xlink:href="http://www.keralavigilance.org/" xlink:type="simple">http://www.keralavigilance.org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Water Resources Department</text:p>
          </table:table-cell>
          <table:table-cell table:style-name="ce4" office:value-type="string" calcext:value-type="string">
            <text:p><text:a xlink:href="http://www.kwa.kerala.gov.in/" xlink:type="simple">http://www.kwa.kerala.gov.in/</text:a></text:p>
          </table:table-cell>
          <table:table-cell table:number-columns-repeated="1022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partments.A1:Departments.Z4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Boards" table:style-name="ta3">
        <table:table-column table:style-name="co6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2">
          <table:table-cell table:style-name="ce22" office:value-type="string" calcext:value-type="string">
            <text:p>Boards</text:p>
          </table:table-cell>
          <table:table-cell table:style-name="ce3" office:value-type="string" calcext:value-type="string">
            <text:p>WebLink</text:p>
          </table:table-cell>
          <table:table-cell table:style-name="ce3" office:value-type="string" calcext:value-type="string">
            <text:p>Source</text:p>
          </table:table-cell>
          <table:table-cell table:style-name="ce6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· Board of Control for Orphanages and other Charitable Homes</text:p>
          </table:table-cell>
          <table:table-cell/>
          <table:table-cell table:style-name="ce4" office:value-type="string" calcext:value-type="string">
            <text:p><text:a xlink:href="https://www.kerala.gov.in/" xlink:type="simple">https://www.kerala.gov.in/</text:a>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Cochin Devaswom Board</text:p>
          </table:table-cell>
          <table:table-cell table:style-name="ce4" office:value-type="string" calcext:value-type="string">
            <text:p><text:a xlink:href="http://www.cochindevaswomboard.org/" xlink:type="simple">http://www.cochindevaswomboard.org/</text:a>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Kerala Co-operative Services Examination board</text:p>
          </table:table-cell>
          <table:table-cell table:style-name="ce4" office:value-type="string" calcext:value-type="string">
            <text:p><text:a xlink:href="http://www.csebkerala.org/" xlink:type="simple">http://www.csebkerala.org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ruvayur Devaswom</text:p>
          </table:table-cell>
          <table:table-cell table:style-name="ce4" office:value-type="string" calcext:value-type="string">
            <text:p><text:a xlink:href="http://www.guruvayurdevaswom.nic.in/" xlink:type="simple">http://www.guruvayurdevaswom.nic.in/</text:a>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Kerala Khadi and Village Industries Board</text:p>
          </table:table-cell>
          <table:table-cell table:style-name="ce4" office:value-type="string" calcext:value-type="string">
            <text:p><text:a xlink:href="http://www.kkvib.org/" xlink:type="simple">http://www.kkvib.org/</text:a>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Livestock Development Board</text:p>
          </table:table-cell>
          <table:table-cell table:style-name="ce4" office:value-type="string" calcext:value-type="string">
            <text:p><text:a xlink:href="http://www.livestock.kerala.gov.in/" xlink:type="simple">http://www.livestock.kerala.gov.in/</text:a>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Kerala Road Fund Board</text:p>
          </table:table-cell>
          <table:table-cell table:style-name="ce4" office:value-type="string" calcext:value-type="string">
            <text:p><text:a xlink:href="http://www.krfb.org/" xlink:type="simple">http://www.krfb.org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RALA STATE BIODIVERSITY BOARD</text:p>
          </table:table-cell>
          <table:table-cell table:style-name="ce4" office:value-type="string" calcext:value-type="string">
            <text:p><text:a xlink:href="http://www.keralabiodiversity.org/" xlink:type="simple">http://www.keralabiodiversity.org/</text:a>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Kerala State Electricity Board</text:p>
          </table:table-cell>
          <table:table-cell table:style-name="ce4" office:value-type="string" calcext:value-type="string">
            <text:p><text:a xlink:href="http://www.kseb.in/index.php?lang=en" xlink:type="simple">http://www.kseb.in/index.php?lang=en</text:a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Kerala State Housing Board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Kerala State Pollution Control Board</text:p>
          </table:table-cell>
          <table:table-cell table:style-name="ce4" office:value-type="string" calcext:value-type="string">
            <text:p><text:a xlink:href="http://www.keralapcb.nic.in/" xlink:type="simple">http://www.keralapcb.nic.in/</text:a>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Social Welfare Board</text:p>
          </table:table-cell>
          <table:table-cell table:style-name="ce4" office:value-type="string" calcext:value-type="string">
            <text:p><text:a xlink:href="http://www.cswb.gov.in/" xlink:type="simple">http://www.cswb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rala State Waqf Board</text:p>
          </table:table-cell>
          <table:table-cell table:style-name="ce4" office:value-type="string" calcext:value-type="string">
            <text:p><text:a xlink:href="http://www.keralastatewakfboard.in/index.html" xlink:type="simple">http://www.keralastatewakfboard.in/index.html</text:a>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Kerala State Youth Welfare Board (KSYWB)</text:p>
          </table:table-cell>
          <table:table-cell table:style-name="ce4" office:value-type="string" calcext:value-type="string">
            <text:p><text:a xlink:href="http://www.ksywb.kerala.gov.in/" xlink:type="simple">http://www.ksywb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oodalmanikyam Devaswom Irinjalakuda</text:p>
          </table:table-cell>
          <table:table-cell table:style-name="ce4" office:value-type="string" calcext:value-type="string">
            <text:p><text:a xlink:href="http://www.koodalmanikyam.com/" xlink:type="simple">http://www.koodalmanikyam.com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nd Use Board</text:p>
          </table:table-cell>
          <table:table-cell table:style-name="ce4" office:value-type="string" calcext:value-type="string">
            <text:p><text:a xlink:href="http://kslublris.com/LRIS/Kerala/contact.php" xlink:type="simple">http://kslublris.com/LRIS/Kerala/contact.php</text:a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Malabar Devaswom Board</text:p>
          </table:table-cell>
          <table:table-cell table:style-name="ce4" office:value-type="string" calcext:value-type="string">
            <text:p><text:a xlink:href="http://www.malabardevaswom.kerala.gov.in/" xlink:type="simple">http://www.malabardevaswom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imum Wages Advisory Board</text:p>
          </table:table-cell>
          <table:table-cell table:style-name="ce4" office:value-type="string" calcext:value-type="string">
            <text:p><text:a xlink:href="https://kerala.gov.in/minimum-wages-advisory-board" xlink:type="simple">https://kerala.gov.in/minimum-wages-advisory-board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ublic Sector Restructuring and Internal Audit Board (RIAB)</text:p>
          </table:table-cell>
          <table:table-cell table:style-name="ce4" office:value-type="string" calcext:value-type="string">
            <text:p><text:a xlink:href="http://www.riab.kerala.gov.in/" xlink:type="simple">http://www.riab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· State Advisory Contract Labour Boar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tate Agricultural Prices Board</text:p>
          </table:table-cell>
          <table:table-cell table:style-name="ce4" office:value-type="string" calcext:value-type="string">
            <text:p><text:a xlink:href="https://kerala.gov.in/state-agricultural-prices-board" xlink:type="simple">https://kerala.gov.in/state-agricultural-prices-board</text:a>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State Medicinal Plants Board</text:p>
          </table:table-cell>
          <table:table-cell table:style-name="ce4" office:value-type="string" calcext:value-type="string">
            <text:p><text:a xlink:href="http://www.smpbkerala.org/" xlink:type="simple">http://www.smpbkerala.org/</text:a>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Kerala State Planning Board (KSPB)</text:p>
          </table:table-cell>
          <table:table-cell table:style-name="ce4" office:value-type="string" calcext:value-type="string">
            <text:p><text:a xlink:href="http://www.spb.kerala.gov.in/" xlink:type="simple">http://www.spb.kerala.gov.in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avancore Devaswom Board</text:p>
          </table:table-cell>
          <table:table-cell table:style-name="ce4" office:value-type="string" calcext:value-type="string">
            <text:p><text:a xlink:href="http://travancoredevaswomboard.org/notifications" xlink:type="simple">http://travancoredevaswomboard.org/notifications</text:a></text:p>
          </table:table-cell>
          <table:table-cell table:number-columns-repeated="1022"/>
        </table:table-row>
        <table:table-row table:style-name="ro2" table:number-rows-repeated="975">
          <table:table-cell table:style-name="ce28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isions" table:style-name="ta4">
        <table:table-column table:style-name="co8" table:default-cell-style-name="Default"/>
        <table:table-column table:style-name="co9" table:default-cell-style-name="Default"/>
        <table:table-column table:style-name="co3" table:number-columns-repeated="1022" table:default-cell-style-name="Default"/>
        <table:table-row table:style-name="ro2">
          <table:table-cell table:style-name="ce32" office:value-type="string" calcext:value-type="string">
            <text:p>Commisions</text:p>
          </table:table-cell>
          <table:table-cell table:style-name="ce33" office:value-type="string" calcext:value-type="string">
            <text:p>WebLink</text:p>
          </table:table-cell>
          <table:table-cell table:style-name="ce33" office:value-type="string" calcext:value-type="string">
            <text:p>Source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1. 10th Kerala Pay Revision Commission</text:p>
          </table:table-cell>
          <table:table-cell table:style-name="ce4" office:value-type="string" calcext:value-type="string">
            <text:p><text:a xlink:href="http://prc2014.kerala.gov.in/" xlink:type="simple">http://prc2014.kerala.gov.in/</text:a></text:p>
          </table:table-cell>
          <table:table-cell table:style-name="ce4" office:value-type="string" calcext:value-type="string">
            <text:p><text:a xlink:href="https://www.kerala.gov.in/" xlink:type="simple">https://www.kerala.gov.in/</text:a>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2. Administrative Reforms Commission</text:p>
          </table:table-cell>
          <table:table-cell table:style-name="ce4" office:value-type="string" calcext:value-type="string">
            <text:p><text:a xlink:href="https://www.kerala.gov.in/web/guest/administrative-reforms-commission" xlink:type="simple">https://www.kerala.gov.in/web/guest/administrative-reforms-commission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3. Art and Heritage Commission</text:p>
          </table:table-cell>
          <table:table-cell table:style-name="ce4" office:value-type="string" calcext:value-type="string">
            <text:p><text:a xlink:href="https://www.kerala.gov.in/web/guest/art-and-heritage-commission" xlink:type="simple">https://www.kerala.gov.in/web/guest/art-and-heritage-commission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4. Commission for Viswakarma Community</text:p>
          </table:table-cell>
          <table:table-cell table:style-name="ce4" office:value-type="string" calcext:value-type="string">
            <text:p><text:a xlink:href="https://www.kerala.gov.in/web/guest/commission-for-viswakarma-community" xlink:type="simple">https://www.kerala.gov.in/web/guest/commission-for-viswakarma-community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5. Kerala Public Service Commission</text:p>
          </table:table-cell>
          <table:table-cell table:style-name="ce4" office:value-type="string" calcext:value-type="string">
            <text:p><text:a xlink:href="http://www.keralapsc.gov.in/" xlink:type="simple">http://www.keralapsc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6. State Finance Commission</text:p>
          </table:table-cell>
          <table:table-cell table:style-name="ce4" office:value-type="string" calcext:value-type="string">
            <text:p><text:a xlink:href="http://www.sfc.kerala.gov.in/home.htm;jsessionid=AE6D72FF7680A59066A89CF6D13CCABA" xlink:type="simple">http://www.sfc.kerala.gov.in/home.htm;jsessionid=AE6D72FF7680A59066A89CF6D13CCABA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7. Kerala State Farmer's Debt Relief Commission</text:p>
          </table:table-cell>
          <table:table-cell table:style-name="ce4" office:value-type="string" calcext:value-type="string">
            <text:p><text:a xlink:href="http://ksfdrc.kerala.gov.in/" xlink:type="simple">http://ksfdrc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8. State Consumer Disputes Redressel Commission</text:p>
          </table:table-cell>
          <table:table-cell table:style-name="ce4" office:value-type="string" calcext:value-type="string">
            <text:p><text:a xlink:href="http://ncdrc.nic.in/" xlink:type="simple">http://ncdrc.nic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9. Kerala State Commission for Backward Classes</text:p>
          </table:table-cell>
          <table:table-cell table:style-name="ce4" office:value-type="string" calcext:value-type="string">
            <text:p><text:a xlink:href="http://www.kscbc.kerala.gov.in/" xlink:type="simple">http://www.kscbc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0. Kerala State Commission for Protection of Child Rights (KeSCPCR)</text:p>
          </table:table-cell>
          <table:table-cell table:style-name="ce4" office:value-type="string" calcext:value-type="string">
            <text:p><text:a xlink:href="http://www.kescpcr.kerala.gov.in/" xlink:type="simple">http://www.kescpcr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1. Kerala State Commission for Scheduled Castes and Scheduled Tribes</text:p>
          </table:table-cell>
          <table:table-cell table:style-name="ce4" office:value-type="string" calcext:value-type="string">
            <text:p><text:a xlink:href="https://www.kerala.gov.in/web/guest/kerala-state-commission-for-scheduled-castes-and-scheduled-tribes" xlink:type="simple">https://www.kerala.gov.in/web/guest/kerala-state-commission-for-scheduled-castes-and-scheduled-tribes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2. Kerala State Human Rights Commission</text:p>
          </table:table-cell>
          <table:table-cell table:style-name="ce4" office:value-type="string" calcext:value-type="string">
            <text:p><text:a xlink:href="http://www.kshrc.kerala.gov.in/" xlink:type="simple">http://www.kshrc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3. State Information Commission</text:p>
          </table:table-cell>
          <table:table-cell table:style-name="ce4" office:value-type="string" calcext:value-type="string">
            <text:p><text:a xlink:href="http://keralasic.gov.in/" xlink:type="simple">http://keralasic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4. Kerala Women's Commission</text:p>
          </table:table-cell>
          <table:table-cell table:style-name="ce4" office:value-type="string" calcext:value-type="string">
            <text:p><text:a xlink:href="http://keralawomenscommission.gov.in/" xlink:type="simple">http://keralawomenscommission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5. Official Language(Legislative) Commission</text:p>
          </table:table-cell>
          <table:table-cell table:style-name="ce4" office:value-type="string" calcext:value-type="string">
            <text:p><text:a xlink:href="https://www.kerala.gov.in/web/guest/official-language-legislative-commission" xlink:type="simple">https://www.kerala.gov.in/web/guest/official-language-legislative-commission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6. Kerala Lok Ayuktha</text:p>
          </table:table-cell>
          <table:table-cell table:style-name="ce4" office:value-type="string" calcext:value-type="string">
            <text:p><text:a xlink:href="http://lokayuktakerala.gov.in/" xlink:type="simple">http://lokayukta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7. State Co-operative Election Commission</text:p>
          </table:table-cell>
          <table:table-cell table:style-name="ce4" office:value-type="string" calcext:value-type="string">
            <text:p><text:a xlink:href="http://www.scec.kerala.gov.in/" xlink:type="simple">http://www.scec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8. State Commissionerate for Persons with Disabilities</text:p>
          </table:table-cell>
          <table:table-cell table:style-name="ce4" office:value-type="string" calcext:value-type="string">
            <text:p><text:a xlink:href="https://www.kerala.gov.in/web/guest/state-commissionerate-for-persons-with-disabilities" xlink:type="simple">https://www.kerala.gov.in/web/guest/state-commissionerate-for-persons-with-disabilities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19. State Election Commission</text:p>
          </table:table-cell>
          <table:table-cell table:style-name="ce4" office:value-type="string" calcext:value-type="string">
            <text:p><text:a xlink:href="http://www.sec.kerala.gov.in/" xlink:type="simple">http://www.sec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0. Kerala State Electricity Regulatory Commission</text:p>
          </table:table-cell>
          <table:table-cell table:style-name="ce4" office:value-type="string" calcext:value-type="string">
            <text:p><text:a xlink:href="http://www.erckerala.org/" xlink:type="simple">http://www.erckerala.org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1. Kerala State Fishermen Debt Relief Commission</text:p>
          </table:table-cell>
          <table:table-cell table:style-name="ce4" office:value-type="string" calcext:value-type="string">
            <text:p><text:a xlink:href="http://www.fisheries.kerala.gov.in/" xlink:type="simple">http://www.fisheries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2. Kerala State Youth Commission</text:p>
          </table:table-cell>
          <table:table-cell table:style-name="ce4" office:value-type="string" calcext:value-type="string">
            <text:p><text:a xlink:href="http://www.ksyc.kerala.gov.in/" xlink:type="simple">http://www.ksyc.kerala.gov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3. Enquiry Commissioner and Special Judge</text:p>
          </table:table-cell>
          <table:table-cell table:style-name="ce4" office:value-type="string" calcext:value-type="string">
            <text:p><text:a xlink:href="http://highcourtofkerala.nic.in/" xlink:type="simple">http://highcourtofkerala.nic.in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4. Non-Resident Indians' (Keralites) Commission</text:p>
          </table:table-cell>
          <table:table-cell table:style-name="ce4" office:value-type="string" calcext:value-type="string">
            <text:p><text:a xlink:href="http://www.norkaroots.net/" xlink:type="simple">http://www.norkaroots.net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5. Industrial Tribunal and Judge </text:p>
          </table:table-cell>
          <table:table-cell table:style-name="ce4" office:value-type="string" calcext:value-type="string">
            <text:p><text:a xlink:href="https://www.kerala.gov.in/industrial-tribunal-and-judge" xlink:type="simple">https://www.kerala.gov.in/industrial-tribunal-and-judge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6. Advisory Board, Kerala Anti Social Activities (Prevention) Act</text:p>
          </table:table-cell>
          <table:table-cell table:style-name="ce4" office:value-type="string" calcext:value-type="string">
            <text:p><text:a xlink:href="https://www.kerala.gov.in/advisory-board-kerala-anti-social-activities-prevention-act" xlink:type="simple">https://www.kerala.gov.in/advisory-board-kerala-anti-social-activities-prevention-act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7. Kerala Value Added Tax/Agricultural Income Tax and Sales Tax Appellate Tribunal</text:p>
          </table:table-cell>
          <table:table-cell table:style-name="ce4" office:value-type="string" calcext:value-type="string">
            <text:p><text:a xlink:href="http://www.keralataxes.gov.in/c" xlink:type="simple">http://www.keralataxes.gov.in/c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8. University Appellate Tribunal for Kerala, Calicut and Mahatma Gandhi Universities</text:p>
          </table:table-cell>
          <table:table-cell table:style-name="ce4" office:value-type="string" calcext:value-type="string">
            <text:p><text:a xlink:href="https://www.kerala.gov.in/university-appellate-tribunal-for-kerala-calicut-and-mahatma-gandhi-universities" xlink:type="simple">https://www.kerala.gov.in/university-appellate-tribunal-for-kerala-calicut-and-mahatma-gandhi-universities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29. Kerala State Commission for Minorities</text:p>
          </table:table-cell>
          <table:table-cell table:style-name="ce4" office:value-type="string" calcext:value-type="string">
            <text:p><text:a xlink:href="http://www.kscminorities.org/" xlink:type="simple">http://www.kscminorities.org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30. Kerala Administrative Tribunal</text:p>
          </table:table-cell>
          <table:table-cell table:style-name="ce4" office:value-type="string" calcext:value-type="string">
            <text:p><text:a xlink:href="http://keralaadministrativetribunal.gov.in/ciskat/main/guesthome/index.php" xlink:type="simple">http://keralaadministrativetribunal.gov.in/ciskat/main/guesthome/index.php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31.Tribunal for Local Self Government Institutions</text:p>
          </table:table-cell>
          <table:table-cell table:style-name="ce4" office:value-type="string" calcext:value-type="string">
            <text:p><text:a xlink:href="http://lsg.kerala.gov.in/en/address.asp" xlink:type="simple">http://lsg.kerala.gov.in/en/address.asp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32. Kerala State Electricity Ombudsman</text:p>
          </table:table-cell>
          <table:table-cell table:style-name="ce4" office:value-type="string" calcext:value-type="string">
            <text:p><text:a xlink:href="http://www.keralaeo.org/" xlink:type="simple">http://www.keralaeo.org/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33. Ombudsman for Local Self Government Institutions</text:p>
          </table:table-cell>
          <table:table-cell table:style-name="ce4" office:value-type="string" calcext:value-type="string">
            <text:p><text:a xlink:href="http://www.lsg.kerala.gov.in/en/ombudsman_en.php" xlink:type="simple">http://www.lsg.kerala.gov.in/en/ombudsman_en.php</text:a></text:p>
          </table:table-cell>
          <table:table-cell table:number-columns-repeated="1022"/>
        </table:table-row>
        <table:table-row table:style-name="ro2">
          <table:table-cell table:style-name="ce32" office:value-type="string" calcext:value-type="string">
            <text:p>34. Munnar Special Tribunal</text:p>
          </table:table-cell>
          <table:table-cell table:style-name="ce4" office:value-type="string" calcext:value-type="string">
            <text:p><text:a xlink:href="https://www.kerala.gov.in/web/guest/munnar-special-tribunal" xlink:type="simple">https://www.kerala.gov.in/web/guest/munnar-special-tribunal</text:a></text:p>
          </table:table-cell>
          <table:table-cell table:number-columns-repeated="1022"/>
        </table:table-row>
        <table:table-row table:style-name="ro2" table:number-rows-repeated="960">
          <table:table-cell table:style-name="ce32"/>
          <table:table-cell table:number-columns-repeated="1023"/>
        </table:table-row>
        <table:table-row table:style-name="ro4" table:number-rows-repeated="10475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s" table:style-name="ta5">
        <table:table-column table:style-name="co10" table:default-cell-style-name="Default"/>
        <table:table-column table:style-name="co11" table:default-cell-style-name="Default"/>
        <table:table-column table:style-name="co3" table:number-columns-repeated="1022" table:default-cell-style-name="Default"/>
        <table:table-row table:style-name="ro2">
          <table:table-cell table:style-name="ce33" office:value-type="string" calcext:value-type="string">
            <text:p>Corporations</text:p>
          </table:table-cell>
          <table:table-cell table:style-name="ce33" office:value-type="string" calcext:value-type="string">
            <text:p>WebLink</text:p>
          </table:table-cell>
          <table:table-cell table:style-name="ce33" office:value-type="string" calcext:value-type="string">
            <text:p>Source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1. <text:s/>Bekal Resorts Development Corporation Limited</text:p>
          </table:table-cell>
          <table:table-cell table:style-name="ce4" office:value-type="string" calcext:value-type="string">
            <text:p><text:a xlink:href="http://www.bekaltourism.com/" xlink:type="simple">http://www.bekaltourism.com/</text:a></text:p>
          </table:table-cell>
          <table:table-cell table:style-name="ce4" office:value-type="string" calcext:value-type="string">
            <text:p><text:a xlink:href="https://www.kerala.gov.in/" xlink:type="simple">https://www.kerala.gov.in/</text:a>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2. <text:s/>Handicrafts Development Corporation of Kerala Ltd</text:p>
          </table:table-cell>
          <table:table-cell table:style-name="ce4" office:value-type="string" calcext:value-type="string">
            <text:p><text:a xlink:href="http://www.keralahandicrafts.in/" xlink:type="simple">http://www.keralahandicrafts.in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3. <text:s/>Kerala Agro Industries Corporation Ltd</text:p>
          </table:table-cell>
          <table:table-cell table:style-name="ce4" office:value-type="string" calcext:value-type="string">
            <text:p><text:a xlink:href="http://www.keralaagro.com/" xlink:type="simple">http://www.keralaagro.com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4. <text:s/>Kerala Agro Machinery Corporation Ltd</text:p>
          </table:table-cell>
          <table:table-cell table:style-name="ce4" office:value-type="string" calcext:value-type="string">
            <text:p><text:a xlink:href="http://www.kamcoindia.com/" xlink:type="simple">http://www.kamcoindia.com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5. <text:s/>Kerala Artisans' Development Corporation Ltd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6. <text:s/>Kerala Financial Corporation</text:p>
          </table:table-cell>
          <table:table-cell table:style-name="ce4" office:value-type="string" calcext:value-type="string">
            <text:p><text:a xlink:href="http://www.kfc.org/" xlink:type="simple">http://www.kfc.org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7. <text:s/>Kerala Forest Development Corporation Limited (KFDC Limited)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8. <text:s/>Kerala Industrial Infrastructure Development Corporation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9. <text:s/>Kerala Irrigation Infrastructure Development Corporation Limited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0. <text:s/>Kerala Land Development Corporation Limited</text:p>
          </table:table-cell>
          <table:table-cell table:style-name="ce4" office:value-type="string" calcext:value-type="string">
            <text:p><text:a xlink:href="http://www.kldc.org/" xlink:type="simple">http://www.kldc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1. <text:s/>Kerala Medical Services Corporation Ltd</text:p>
          </table:table-cell>
          <table:table-cell table:style-name="ce4" office:value-type="string" calcext:value-type="string">
            <text:p><text:a xlink:href="http://www.kmscl.kerala.gov.in/" xlink:type="simple">http://www.kmscl.kerala.gov.in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2. <text:s/>Kerala Police Housing and Construction Corporation Limited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3. <text:s/>Kerala Shipping &amp; Inland Navigation Corporation Limited</text:p>
          </table:table-cell>
          <table:table-cell table:style-name="ce4" office:value-type="string" calcext:value-type="string">
            <text:p><text:a xlink:href="http://www.ksinc.in/" xlink:type="simple">http://www.ksinc.in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4. <text:s/>Kerala Small Industries Development Corporation Limited (SIDCO)</text:p>
          </table:table-cell>
          <table:table-cell table:style-name="ce4" office:value-type="string" calcext:value-type="string">
            <text:p><text:a xlink:href="http://www.keralasidco.com/" xlink:type="simple">http://www.keralasidco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5. <text:s/>Kerala State Backward Classes Development Corporation Ltd</text:p>
          </table:table-cell>
          <table:table-cell table:style-name="ce4" office:value-type="string" calcext:value-type="string">
            <text:p><text:a xlink:href="http://www.ksbcdc.com/" xlink:type="simple">http://www.ksbcdc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6. <text:s/>Kerala State Bamboo Corporation Ltd</text:p>
          </table:table-cell>
          <table:table-cell table:style-name="ce4" office:value-type="string" calcext:value-type="string">
            <text:p><text:a xlink:href="http://www.bambooworldindia.com/" xlink:type="simple">http://www.bambooworldindia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7. <text:s/>Kerala State Beverages (Manufacturing &amp; Marketing)Corporation Limited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8. <text:s/>Kerala State Cashew Development Corporation Limited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19. <text:s/>Kerala State Civil Supplies Corporation Limited</text:p>
          </table:table-cell>
          <table:table-cell table:style-name="ce4" office:value-type="string" calcext:value-type="string">
            <text:p><text:a xlink:href="http://www.supplycokerala.com/" xlink:type="simple">http://www.supplycokerala.com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20. <text:s/>Kerala State Coastal Area Development Corporation Limited</text:p>
          </table:table-cell>
          <table:table-cell table:style-name="ce4" office:value-type="string" calcext:value-type="string">
            <text:p><text:a xlink:href="http://www.keralacoast.org/" xlink:type="simple">http://www.keralacoast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1. <text:s/>Kerala State Coconut Development Corporation</text:p>
          </table:table-cell>
          <table:table-cell table:style-name="ce4" office:value-type="string" calcext:value-type="string">
            <text:p><text:a xlink:href="http://www.kscdc.in/" xlink:type="simple">http://www.kscdc.in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2. <text:s/>Kerala State Coir Corporation Limited</text:p>
          </table:table-cell>
          <table:table-cell table:style-name="ce4" office:value-type="string" calcext:value-type="string">
            <text:p><text:a xlink:href="http://www.coircraft.com/" xlink:type="simple">http://www.coircraft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3. <text:s/>Kerala State Construction Corporation Limited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4. <text:s/>Kerala State Development Corporation for Christian Converts From Scheduled Castes and The Recommended Communities Ltd</text:p>
          </table:table-cell>
          <table:table-cell table:style-name="ce4" office:value-type="string" calcext:value-type="string">
            <text:p><text:a xlink:href="https://kerala.gov.in/kerala-state-development-corporation-for-christian-converts-from-scheduled-castes-and-the-recommended-communities-ltd." xlink:type="simple">https://kerala.gov.in/kerala-state-development-corporation-for-christian-converts-from-scheduled-castes-and-the-recommended-communities-ltd.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5. <text:s/>Kerala State Development Corporation for Scheduled Castes and Scheduled Tribes Ltd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6. <text:s/>Kerala State Electronics Development Corporation Limited (KELTRON)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7. <text:s/>Kerala State Ex-servicemen Development and Rehabilitation Corporation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8. <text:s/>Kerala State Film Development Corporation Ltd</text:p>
          </table:table-cell>
          <table:table-cell table:style-name="ce4" office:value-type="string" calcext:value-type="string">
            <text:p><text:a xlink:href="http://www.ksfdc.in/" xlink:type="simple">http://www.ksfdc.in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29. <text:s/>Kerala State Handicapped Persons Welfare Corporation Ltd</text:p>
          </table:table-cell>
          <table:table-cell table:style-name="ce4" office:value-type="string" calcext:value-type="string">
            <text:p><text:a xlink:href="http://www.hpwc.kerala.gov.in/" xlink:type="simple">http://www.hpwc.kerala.gov.in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0. <text:s/>Kerala State Handloom Development Corporation Limited (HANVEEV)</text:p>
          </table:table-cell>
          <table:table-cell table:style-name="ce4" office:value-type="string" calcext:value-type="string">
            <text:p><text:a xlink:href="http://www.hanveev.com/" xlink:type="simple">http://www.hanveev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1. <text:s/>Kerala State Horticultural Products Development Corporation Limited (Horticorp)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2. <text:s/>Kerala State Industrial Development Corporation Ltd</text:p>
          </table:table-cell>
          <table:table-cell table:style-name="ce4" office:value-type="string" calcext:value-type="string">
            <text:p><text:a xlink:href="http://www.ksidc.org/" xlink:type="simple">http://www.ksidc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3. <text:s/>Kerala State Maritime Development Corporation Ltd</text:p>
          </table:table-cell>
          <table:table-cell table:style-name="ce4" office:value-type="string" calcext:value-type="string">
            <text:p><text:a xlink:href="http://www.ksmdcl.org/" xlink:type="simple">http://www.ksmdcl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4. <text:s/>Kerala State Mineral Development Corporation Ltd</text:p>
          </table:table-cell>
          <table:table-cell table:style-name="ce4" office:value-type="string" calcext:value-type="string">
            <text:p><text:a xlink:href="http://www.kemdel.co.in/" xlink:type="simple">http://www.kemdel.co.in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5. <text:s/>Kerala State Palmyrah Products Development and Workers Welfare Corporation Limited (KELPALM)</text:p>
          </table:table-cell>
          <table:table-cell table:style-name="ce4" office:value-type="string" calcext:value-type="string">
            <text:p><text:a xlink:href="http://www.kelpalm.com/" xlink:type="simple">http://www.kelpalm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6. <text:s/>Kerala State Poultry Development Corporation Ltd</text:p>
          </table:table-cell>
          <table:table-cell table:number-columns-repeated="1023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7. <text:s/>Kerala State Power and Infrastructure Finance Corporation Limited (KSPIFC Limited)</text:p>
          </table:table-cell>
          <table:table-cell table:style-name="ce4" office:value-type="string" calcext:value-type="string">
            <text:p><text:a xlink:href="http://www.kspifc.com/" xlink:type="simple">http://www.kspifc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8. <text:s/>Kerala State Road Transport Corporation Ltd</text:p>
          </table:table-cell>
          <table:table-cell table:style-name="ce4" office:value-type="string" calcext:value-type="string">
            <text:p><text:a xlink:href="http://www.keralartc.com/" xlink:type="simple">http://www.keralartc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39. <text:s/>Kerala State Textile Corporation Ltd</text:p>
          </table:table-cell>
          <table:table-cell table:style-name="ce4" office:value-type="string" calcext:value-type="string">
            <text:p><text:a xlink:href="http://www.kstcl.org/" xlink:type="simple">http://www.kstcl.org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40. <text:s/>Kerala State Warehousing Corporation</text:p>
          </table:table-cell>
          <table:table-cell table:style-name="ce4" office:value-type="string" calcext:value-type="string">
            <text:p><text:a xlink:href="http://www.kerwacor.com/" xlink:type="simple">http://www.kerwacor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41. <text:s/>Kerala State Welfare Corporation for Forward Communities Ltd</text:p>
          </table:table-cell>
          <table:table-cell table:style-name="ce4" office:value-type="string" calcext:value-type="string">
            <text:p><text:a xlink:href="http://www.kswcfc.org/" xlink:type="simple">http://www.kswcfc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42. <text:s/>Kerala State Women's Development Corporation Ltd</text:p>
          </table:table-cell>
          <table:table-cell table:style-name="ce4" office:value-type="string" calcext:value-type="string">
            <text:p><text:a xlink:href="http://www.kswdc.org/" xlink:type="simple">http://www.kswdc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43. <text:s/>Kerala Tourism Development Corporation Ltd</text:p>
          </table:table-cell>
          <table:table-cell table:style-name="ce4" office:value-type="string" calcext:value-type="string">
            <text:p><text:a xlink:href="https://www.ktdc.com/" xlink:type="simple">https://www.ktdc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44. <text:s/>Kerala Transport Development Finance Corporation Ltd</text:p>
          </table:table-cell>
          <table:table-cell table:style-name="ce4" office:value-type="string" calcext:value-type="string">
            <text:p><text:a xlink:href="http://www.ktdfc.com/" xlink:type="simple">http://www.ktdfc.com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45. <text:s/>Kerala Urban and Rural Development Finance Corporation Limited (KURDFC)</text:p>
          </table:table-cell>
          <table:table-cell table:style-name="ce4" office:value-type="string" calcext:value-type="string">
            <text:p><text:a xlink:href="http://www.kurdfc.org/" xlink:type="simple">http://www.kurdfc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46. <text:s/>Pharmaceutical Corporation (IM) Kerala Limited (OUSHADHI)</text:p>
          </table:table-cell>
          <table:table-cell table:style-name="ce4" office:value-type="string" calcext:value-type="string">
            <text:p><text:a xlink:href="http://www.oushadhi.org/" xlink:type="simple">http://www.oushadhi.org/</text:a>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>
          <table:table-cell table:style-name="ce13" office:value-type="string" calcext:value-type="string">
            <text:p>47. <text:s/>Plantation Corporation of Kerala Limited.</text:p>
          </table:table-cell>
          <table:table-cell table:style-name="ce4" office:value-type="string" calcext:value-type="string">
            <text:p><text:a xlink:href="http://www.pcklimited.in/" xlink:type="simple">http://www.pcklimited.in/</text:a></text:p>
          </table:table-cell>
          <table:table-cell table:number-columns-repeated="1022"/>
        </table:table-row>
        <table:table-row table:style-name="ro2" table:number-rows-repeated="906">
          <table:table-cell table:style-name="ce34"/>
          <table:table-cell table:number-columns-repeated="1023"/>
        </table:table-row>
        <table:table-row table:style-name="ro4" table:number-rows-repeated="10475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velopment Authorities" table:style-name="ta6">
        <table:table-column table:style-name="co12" table:default-cell-style-name="Default"/>
        <table:table-column table:style-name="co13" table:default-cell-style-name="Default"/>
        <table:table-column table:style-name="co3" table:number-columns-repeated="1022" table:default-cell-style-name="Default"/>
        <table:table-row table:style-name="ro2">
          <table:table-cell table:style-name="ce33" office:value-type="string" calcext:value-type="string">
            <text:p>Authorities</text:p>
          </table:table-cell>
          <table:table-cell table:style-name="ce33" office:value-type="string" calcext:value-type="string">
            <text:p>WebLink</text:p>
          </table:table-cell>
          <table:table-cell table:style-name="ce33" office:value-type="string" calcext:value-type="string">
            <text:p>Source</text:p>
          </table:table-cell>
          <table:table-cell table:number-columns-repeated="1021"/>
        </table:table-row>
        <table:table-row table:style-name="ro2">
          <table:table-cell table:style-name="ce35" office:value-type="string" calcext:value-type="string">
            <text:p>Development Authority, Thiruvananthapuram (TRIDA)</text:p>
          </table:table-cell>
          <table:table-cell table:style-name="ce4" office:value-type="string" calcext:value-type="string">
            <text:p><text:a xlink:href="http://www.trida.kerala.gov.in/" xlink:type="simple">http://www.trida.kerala.gov.in/</text:a></text:p>
          </table:table-cell>
          <table:table-cell table:style-name="ce4" office:value-type="string" calcext:value-type="string">
            <text:p><text:a xlink:href="https://www.kerala.gov.in/" xlink:type="simple">https://www.kerala.gov.in/</text:a></text:p>
          </table:table-cell>
          <table:table-cell table:number-columns-repeated="1021"/>
        </table:table-row>
        <table:table-row table:style-name="ro2">
          <table:table-cell table:style-name="ce36" office:value-type="string" calcext:value-type="string">
            <text:p>Greater Cochin Development Authority (GCDA)</text:p>
          </table:table-cell>
          <table:table-cell table:style-name="ce4" office:value-type="string" calcext:value-type="string">
            <text:p><text:a xlink:href="http://www.gcdaonline.com/" xlink:type="simple">http://www.gcdaonline.com/</text:a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oshree Islands Development Authority</text:p>
          </table:table-cell>
          <table:table-cell table:style-name="ce38"/>
          <table:table-cell table:number-columns-repeated="1022"/>
        </table:table-row>
        <table:table-row table:style-name="ro2">
          <table:table-cell table:style-name="ce33" office:value-type="string" calcext:value-type="string">
            <text:p>Kerala State Legal Services Authorities (KELSA)</text:p>
          </table:table-cell>
          <table:table-cell table:style-name="ce4" office:value-type="string" calcext:value-type="string">
            <text:p><text:a xlink:href="http://kelsa.nic.in/" xlink:type="simple">http://kelsa.nic.in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Dam Safety Authority</text:p>
          </table:table-cell>
          <table:table-cell table:style-name="ce4" office:value-type="string" calcext:value-type="string">
            <text:p><text:a xlink:href="https://kerala.gov.in/web/guest/kerala-dam-safety-authority-legislature-complex" xlink:type="simple">https://kerala.gov.in/web/guest/kerala-dam-safety-authority-legislature-complex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Water Authority</text:p>
          </table:table-cell>
          <table:table-cell table:style-name="ce4" office:value-type="string" calcext:value-type="string">
            <text:p><text:a xlink:href="https://kwa.kerala.gov.in/" xlink:type="simple">https://kwa.kerala.gov.in/</text:a>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cieties" table:style-name="ta7">
        <table:table-column table:style-name="co14" table:default-cell-style-name="Default"/>
        <table:table-column table:style-name="co15" table:default-cell-style-name="Default"/>
        <table:table-column table:style-name="co3" table:number-columns-repeated="1022" table:default-cell-style-name="Default"/>
        <table:table-row table:style-name="ro2">
          <table:table-cell table:style-name="ce3" office:value-type="string" calcext:value-type="string">
            <text:p>Societies</text:p>
          </table:table-cell>
          <table:table-cell table:style-name="ce3" office:value-type="string" calcext:value-type="string">
            <text:p>WebLink</text:p>
          </table:table-cell>
          <table:table-cell table:style-name="ce3" office:value-type="string" calcext:value-type="string">
            <text:p>Source</text:p>
          </table:table-cell>
          <table:table-cell table:style-name="ce6" table:number-columns-repeated="23"/>
          <table:table-cell table:number-columns-repeated="998"/>
        </table:table-row>
        <table:table-row table:style-name="ro2">
          <table:table-cell table:style-name="ce13" office:value-type="string" calcext:value-type="string">
            <text:p>1. <text:s/>Attappady Hill Area Development Society</text:p>
          </table:table-cell>
          <table:table-cell table:style-name="ce4" office:value-type="string" calcext:value-type="string">
            <text:p><text:a xlink:href="https://kerala.gov.in/ahads" xlink:type="simple">https://kerala.gov.in/ahads</text:a></text:p>
          </table:table-cell>
          <table:table-cell table:style-name="ce4" office:value-type="string" calcext:value-type="string">
            <text:p><text:a xlink:href="https://www.kerala.gov.in/" xlink:type="simple">https://www.kerala.gov.in/</text:a>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2. Kerala Ayurvedic Studies &amp; Research Society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3. <text:s/>Kerala Book Marketing Society</text:p>
          </table:table-cell>
          <table:table-cell table:style-name="ce4" office:value-type="string" calcext:value-type="string">
            <text:p><text:a xlink:href="https://kerala.gov.in/kerala-book-marketing-society" xlink:type="simple">https://kerala.gov.in/kerala-book-marketing-society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4. <text:s/>Kerala Books and Publication Society</text:p>
          </table:table-cell>
          <table:table-cell table:style-name="ce4" office:value-type="string" calcext:value-type="string">
            <text:p><text:a xlink:href="http://www.keralabooks.org/" xlink:type="simple">http://www.keralabooks.org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5. <text:s/>Kerala Health Research and Welfare Society (KHRWS)</text:p>
          </table:table-cell>
          <table:table-cell table:style-name="ce4" office:value-type="string" calcext:value-type="string">
            <text:p><text:a xlink:href="http://khrws.kerala.gov.in/" xlink:type="simple">http://khrws.kerala.gov.in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6. Kerala Rural Development and Marketing Society (KERAMS)</text:p>
          </table:table-cell>
          <table:table-cell table:style-name="ce4" office:value-type="string" calcext:value-type="string">
            <text:p><text:a xlink:href="http://www.lsgkerala.gov.in/en/krews_en.php" xlink:type="simple">http://www.lsgkerala.gov.in/en/krews_en.php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7. <text:s/>Kerala Rural Employment &amp; Welfare Society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8. <text:s/>Kerala State Aids Control Society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9. <text:s/>Kerala State Cashew Workers' Apex Industrial Co-Operative Society Limited (CAPEX)</text:p>
          </table:table-cell>
          <table:table-cell table:style-name="ce4" office:value-type="string" calcext:value-type="string">
            <text:p><text:a xlink:href="http://www.cashewcapex.com/" xlink:type="simple">http://www.cashewcapex.com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10. <text:s/>Kerala State Handloom Weavers Co-Operative Society Limited No. H. 232 (HANTEX)</text:p>
          </table:table-cell>
          <table:table-cell table:style-name="ce4" office:value-type="string" calcext:value-type="string">
            <text:p><text:a xlink:href="http://www.hantex.org/" xlink:type="simple">http://www.hantex.org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11. <text:s/>Malabar Cancer Centre Society</text:p>
          </table:table-cell>
          <table:table-cell table:style-name="ce4" office:value-type="string" calcext:value-type="string">
            <text:p><text:a xlink:href="http://mcc.kerala.gov.in/" xlink:type="simple">http://mcc.kerala.gov.in/</text:a>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12. Multi Purpose Cultural Complex Society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13. <text:s/>Thenmala Ecotourism Promotion Society (TEPS)</text:p>
          </table:table-cell>
          <table:table-cell table:style-name="ce4" office:value-type="string" calcext:value-type="string">
            <text:p><text:a xlink:href="http://thenmalaecotourism.com/" xlink:type="simple">http://thenmalaecotourism.com/</text:a></text:p>
          </table:table-cell>
          <table:table-cell table:number-columns-repeated="1022"/>
        </table:table-row>
        <table:table-row table:style-name="ro2" table:number-rows-repeated="986">
          <table:table-cell table:style-name="ce34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stitutions" table:style-name="ta8">
        <table:table-column table:style-name="co16" table:default-cell-style-name="Default"/>
        <table:table-column table:style-name="co17" table:default-cell-style-name="Default"/>
        <table:table-column table:style-name="co3" table:number-columns-repeated="1022" table:default-cell-style-name="Default"/>
        <table:table-row table:style-name="ro2">
          <table:table-cell table:style-name="ce39" office:value-type="string" calcext:value-type="string">
            <text:p>Instituitons</text:p>
          </table:table-cell>
          <table:table-cell table:style-name="ce3" office:value-type="string" calcext:value-type="string">
            <text:p>WebLink</text:p>
          </table:table-cell>
          <table:table-cell table:style-name="ce3" office:value-type="string" calcext:value-type="string">
            <text:p>Source</text:p>
          </table:table-cell>
          <table:table-cell table:style-name="ce6" table:number-columns-repeated="23"/>
          <table:table-cell table:number-columns-repeated="998"/>
        </table:table-row>
        <table:table-row table:style-name="ro2">
          <table:table-cell table:style-name="ce40" office:value-type="string" calcext:value-type="string">
            <text:p>Centre for Continuing Education Kerala</text:p>
          </table:table-cell>
          <table:table-cell table:style-name="ce4" office:value-type="string" calcext:value-type="string">
            <text:p><text:a xlink:href="http://www.ccek.org/" xlink:type="simple">http://www.ccek.org/</text:a></text:p>
          </table:table-cell>
          <table:table-cell table:style-name="ce4" office:value-type="string" calcext:value-type="string">
            <text:p><text:a xlink:href="https://www.kerala.gov.in/" xlink:type="simple">https://www.kerala.gov.in/</text:a></text:p>
          </table:table-cell>
          <table:table-cell table:number-columns-repeated="1021"/>
        </table:table-row>
        <table:table-row table:style-name="ro2">
          <table:table-cell table:style-name="ce40" office:value-type="string" calcext:value-type="string">
            <text:p>Centre for Development Studies (CDS)</text:p>
          </table:table-cell>
          <table:table-cell table:style-name="ce4" office:value-type="string" calcext:value-type="string">
            <text:p><text:a xlink:href="http://www.cds.edu/about-cds/an-overview/" xlink:type="simple">http://www.cds.edu/about-cds/an-overview/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Centre for Earth Science Studies (CESS)</text:p>
          </table:table-cell>
          <table:table-cell table:style-name="ce4" office:value-type="string" calcext:value-type="string">
            <text:p><text:a xlink:href="http://ncess.gov.in/contact-us/contact-directory.html" xlink:type="simple">http://ncess.gov.in/contact-us/contact-directory.html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Gulati Institute of Finance and Taxation (GIFT)</text:p>
          </table:table-cell>
          <table:table-cell table:style-name="ce4" office:value-type="string" calcext:value-type="string">
            <text:p><text:a xlink:href="http://gift.res.in/about-gift/" xlink:type="simple">http://gift.res.in/about-gift/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Institute of Human Resources Development (IHRD)</text:p>
          </table:table-cell>
          <table:table-cell table:style-name="ce4" office:value-type="string" calcext:value-type="string">
            <text:p><text:a xlink:href="http://www.ihrd.ac.in/" xlink:type="simple">http://www.ihrd.ac.in/</text:a>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Indian Institute of Information Technology and Management-Kerala (IIITM-K)</text:p>
          </table:table-cell>
          <table:table-cell table:style-name="ce4" office:value-type="string" calcext:value-type="string">
            <text:p><text:a xlink:href="http://www.iiitmk.ac.in/" xlink:type="simple">http://www.iiitmk.ac.in/</text:a>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Indian Institute of Diabetes (IID)</text:p>
          </table:table-cell>
          <table:table-cell table:style-name="ce4" office:value-type="string" calcext:value-type="string">
            <text:p><text:a xlink:href="http://iidkerala.org/contact.html" xlink:type="simple">http://iidkerala.org/contact.html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Institute for Communicative and Cognitive Neurosciences (ICCONS)</text:p>
          </table:table-cell>
          <table:table-cell table:style-name="ce4" office:value-type="string" calcext:value-type="string">
            <text:p><text:a xlink:href="http://www.iccons.co.in/index.php/Home" xlink:type="simple">http://www.iccons.co.in/index.php/Home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Institute of Land and Disaster Management</text:p>
          </table:table-cell>
          <table:table-cell table:style-name="ce4" office:value-type="string" calcext:value-type="string">
            <text:p><text:a xlink:href="http://ildm.kerala.gov.in/en/" xlink:type="simple">http://ildm.kerala.gov.in/en/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Institute of Management in Government</text:p>
          </table:table-cell>
          <table:table-cell table:style-name="ce4" office:value-type="string" calcext:value-type="string">
            <text:p><text:a xlink:href="http://www.img.kerala.gov.in/" xlink:type="simple">http://www.img.kerala.gov.in/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Institute of Parliamentary Affairs</text:p>
          </table:table-cell>
          <table:table-cell table:style-name="ce4" office:value-type="string" calcext:value-type="string">
            <text:p><text:a xlink:href="http://www.ipaffairs.org/index.php" xlink:type="simple">http://www.ipaffairs.org/index.php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Jawaharlal Nehru Tropical Botanic Garden &amp; Research Institute (JNTBGRI)</text:p>
          </table:table-cell>
          <table:table-cell table:style-name="ce4" office:value-type="string" calcext:value-type="string">
            <text:p><text:a xlink:href="http://www.jntbgri.in/jntbgri/index.html" xlink:type="simple">http://www.jntbgri.in/jntbgri/index.html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Kerala Institute for Entrepreneurship Development (KIED)</text:p>
          </table:table-cell>
          <table:table-cell table:style-name="ce4" office:value-type="string" calcext:value-type="string">
            <text:p><text:a xlink:href="http://www.kied.info/" xlink:type="simple">http://www.kied.info/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Kerala Institute of Labour and Employment (KILE)</text:p>
          </table:table-cell>
          <table:table-cell table:style-name="ce4" office:value-type="string" calcext:value-type="string">
            <text:p><text:a xlink:href="http://kile.kerala.gov.in/" xlink:type="simple">http://kile.kerala.gov.in/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Kerala Institute of Local Administration (KILA)</text:p>
          </table:table-cell>
          <table:table-cell table:style-name="ce4" office:value-type="string" calcext:value-type="string">
            <text:p><text:a xlink:href="http://kila.ac.in/" xlink:type="simple">http://kila.ac.in/</text:a>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Kerala Institute of Tourism and Travel Studies (KITTS)</text:p>
          </table:table-cell>
          <table:table-cell table:style-name="ce4" office:value-type="string" calcext:value-type="string">
            <text:p><text:a xlink:href="http://www.kittsedu.org/" xlink:type="simple">http://www.kittsedu.org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State Institute of Children's Literature (KSICL)</text:p>
          </table:table-cell>
          <table:table-cell table:style-name="ce4" office:value-type="string" calcext:value-type="string">
            <text:p><text:a xlink:href="http://www.ksicl.org/" xlink:type="simple">http://www.ksicl.org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State Institute of Design</text:p>
          </table:table-cell>
          <table:table-cell table:style-name="ce4" office:value-type="string" calcext:value-type="string">
            <text:p><text:a xlink:href="https://kerala.gov.in/web/guest/kerala-state-institute-of-design" xlink:type="simple">https://kerala.gov.in/web/guest/kerala-state-institute-of-design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umaran Asan National Institute of Culture (KANIC)</text:p>
          </table:table-cell>
          <table:table-cell table:style-name="ce4" office:value-type="string" calcext:value-type="string">
            <text:p><text:a xlink:href="http://kanic.kerala.gov.in/" xlink:type="simple">http://kanic.kerala.gov.in/</text:a>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LBS Centre for Science and Technology ( LBSCS &amp;T)</text:p>
          </table:table-cell>
          <table:table-cell table:style-name="ce4" office:value-type="string" calcext:value-type="string">
            <text:p><text:a xlink:href="http://lbscentre.org/" xlink:type="simple">http://lbscentre.org/</text:a></text:p>
          </table:table-cell>
          <table:table-cell table:number-columns-repeated="1022"/>
        </table:table-row>
        <table:table-row table:style-name="ro2">
          <table:table-cell table:style-name="ce45" office:value-type="string" calcext:value-type="string">
            <text:p>National Coir Research &amp; Management Institute (NCRMI)</text:p>
          </table:table-cell>
          <table:table-cell table:style-name="ce4" office:value-type="string" calcext:value-type="string">
            <text:p><text:a xlink:href="http://www.ncrmi.org/" xlink:type="simple">http://www.ncrmi.org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National Institute of Speech and Hearing (NISH)</text:p>
          </table:table-cell>
          <table:table-cell table:style-name="ce4" office:value-type="string" calcext:value-type="string">
            <text:p><text:a xlink:href="http://www.nish.ac.in/" xlink:type="simple">http://www.nish.ac.in/</text:a></text:p>
          </table:table-cell>
          <table:table-cell table:number-columns-repeated="1022"/>
        </table:table-row>
        <table:table-row table:style-name="ro2" table:number-rows-repeated="966">
          <table:table-cell table:style-name="ce46"/>
          <table:table-cell table:number-columns-repeated="1023"/>
        </table:table-row>
        <table:table-row table:style-name="ro4" table:number-rows-repeated="10475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gencies" table:style-name="ta9">
        <table:table-column table:style-name="co18" table:default-cell-style-name="Default"/>
        <table:table-column table:style-name="co19" table:default-cell-style-name="Default"/>
        <table:table-column table:style-name="co3" table:number-columns-repeated="1022" table:default-cell-style-name="Default"/>
        <table:table-row table:style-name="ro2">
          <table:table-cell table:style-name="ce3" office:value-type="string" calcext:value-type="string">
            <text:p>Agencies</text:p>
          </table:table-cell>
          <table:table-cell table:style-name="ce3" office:value-type="string" calcext:value-type="string">
            <text:p>WebLink</text:p>
          </table:table-cell>
          <table:table-cell table:style-name="ce3" office:value-type="string" calcext:value-type="string">
            <text:p>Source</text:p>
          </table:table-cell>
          <table:table-cell table:style-name="ce6" table:number-columns-repeated="23"/>
          <table:table-cell table:number-columns-repeated="998"/>
        </table:table-row>
        <table:table-row table:style-name="ro2">
          <table:table-cell table:style-name="ce38" office:value-type="string" calcext:value-type="string">
            <text:p>Agency For Development of Aquaculture,(ADAK)</text:p>
          </table:table-cell>
          <table:table-cell table:style-name="ce4" office:value-type="string" calcext:value-type="string">
            <text:p><text:a xlink:href="https://kerala.gov.in/web/guest/adak" xlink:type="simple">https://kerala.gov.in/web/guest/adak</text:a>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Agency for Non-conventional Energy and Rural Technology (ANERT)</text:p>
          </table:table-cell>
          <table:table-cell table:style-name="ce4" office:value-type="string" calcext:value-type="string">
            <text:p><text:a xlink:href="http://www.anert.gov.in/" xlink:type="simple">http://www.anert.gov.in/</text:a></text:p>
          </table:table-cell>
          <table:table-cell table:number-columns-repeated="1022"/>
        </table:table-row>
        <table:table-row table:style-name="ro2">
          <table:table-cell table:style-name="ce48" office:value-type="string" calcext:value-type="string">
            <text:p>Comprehensive Health Insurance Agency of Kerala(CHIAK)</text:p>
          </table:table-cell>
          <table:table-cell table:style-name="ce4" office:value-type="string" calcext:value-type="string">
            <text:p><text:a xlink:href="http://www.chiak.org/index.php/contact-us-1" xlink:type="simple">http://www.chiak.org/index.php/contact-us-1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Rural Water Supply and Sanitation Agency (Jalanidhi)</text:p>
          </table:table-cell>
          <table:table-cell table:style-name="ce4" office:value-type="string" calcext:value-type="string">
            <text:p><text:a xlink:href="http://www.jalanidhi.kerala.gov.in/" xlink:type="simple">http://www.jalanidhi.kerala.gov.in/</text:a>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Hill Area Development Agency (HADA)</text:p>
          </table:table-cell>
          <table:table-cell table:style-name="ce49" office:value-type="string" calcext:value-type="string">
            <text:p><text:a xlink:href="http://www.hada.kerala.gov.in/" xlink:type="simple">http://www.hada.kerala.gov.in/</text:a></text:p>
          </table:table-cell>
          <table:table-cell table:number-columns-repeated="1022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cademies" table:style-name="ta10">
        <table:table-column table:style-name="co20" table:default-cell-style-name="Default"/>
        <table:table-column table:style-name="co21" table:default-cell-style-name="Default"/>
        <table:table-column table:style-name="co3" table:number-columns-repeated="1022" table:default-cell-style-name="Default"/>
        <table:table-row table:style-name="ro2">
          <table:table-cell table:style-name="ce3" office:value-type="string" calcext:value-type="string">
            <text:p>Academies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50" office:value-type="string" calcext:value-type="string">
            <text:p>Co-Operative Academy of Professional Education (CAPE)</text:p>
          </table:table-cell>
          <table:table-cell table:style-name="ce4" office:value-type="string" calcext:value-type="string">
            <text:p><text:a xlink:href="http://www.capekerala.org/" xlink:type="simple">http://www.capekerala.org/</text:a>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Kerala Chalachitra Academy(Motion Picture Academy of Kerala State</text:p>
          </table:table-cell>
          <table:table-cell table:style-name="ce4" office:value-type="string" calcext:value-type="string">
            <text:p><text:a xlink:href="https://www.keralafilm.com/" xlink:type="simple">https://www.keralafilm.com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Folklore Academy</text:p>
          </table:table-cell>
          <table:table-cell table:style-name="ce4" office:value-type="string" calcext:value-type="string">
            <text:p><text:a xlink:href="http://keralafolkloreacademy.com/" xlink:type="simple">http://keralafolkloreacademy.com/</text:a></text:p>
          </table:table-cell>
          <table:table-cell table:number-columns-repeated="1022"/>
        </table:table-row>
        <table:table-row table:style-name="ro2">
          <table:table-cell table:style-name="ce51" office:value-type="string" calcext:value-type="string">
            <text:p>Kerala Forest Research Institute (KFRI)</text:p>
          </table:table-cell>
          <table:table-cell table:style-name="ce4" office:value-type="string" calcext:value-type="string">
            <text:p><text:a xlink:href="http://www.kfri.res.in/" xlink:type="simple">http://www.kfri.res.in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Lalithakala Academi</text:p>
          </table:table-cell>
          <table:table-cell table:style-name="ce4" office:value-type="string" calcext:value-type="string">
            <text:p><text:a xlink:href="http://lalithkala.org/" xlink:type="simple">http://lalithkala.org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Media Academy</text:p>
          </table:table-cell>
          <table:table-cell table:style-name="ce4" office:value-type="string" calcext:value-type="string">
            <text:p><text:a xlink:href="http://keralamediaacademy.org/" xlink:type="simple">http://keralamediaacademy.org/</text:a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://www.keralasahityaakademi.org/" xlink:type="simple">Kerala Sahitya Academi</text:a></text:p>
          </table:table-cell>
          <table:table-cell table:style-name="ce4" office:value-type="string" calcext:value-type="string">
            <text:p><text:a xlink:href="http://www.keralasahityaakademi.org/" xlink:type="simple">http://www.keralasahityaakademi.org/</text:a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://www.keralasangeethanatakaakademi.in/home.php" xlink:type="simple">· Kerala Sangeetha Nataka Akademi</text:a>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Kerala State Chalachitra Academy</text:p>
          </table:table-cell>
          <table:table-cell table:style-name="ce4" office:value-type="string" calcext:value-type="string">
            <text:p><text:a xlink:href="http://www.keralafilm.com/" xlink:type="simple">http://www.keralafilm.com/</text:a></text:p>
          </table:table-cell>
          <table:table-cell table:number-columns-repeated="1022"/>
        </table:table-row>
        <table:table-row table:style-name="ro2" table:number-rows-repeated="986">
          <table:table-cell table:style-name="ce34"/>
          <table:table-cell table:number-columns-repeated="1023"/>
        </table:table-row>
        <table:table-row table:style-name="ro4" table:number-rows-repeated="10475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reau" table:style-name="ta11">
        <table:table-column table:style-name="co22" table:default-cell-style-name="Default"/>
        <table:table-column table:style-name="co23" table:default-cell-style-name="Default"/>
        <table:table-column table:style-name="co3" table:number-columns-repeated="1022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53" office:value-type="string" calcext:value-type="string">
            <text:p>Farm Information Bureau</text:p>
          </table:table-cell>
          <table:table-cell table:style-name="ce4" office:value-type="string" calcext:value-type="string">
            <text:p><text:a xlink:href="http://fibkerala.gov.in/" xlink:type="simple">http://fibkerala.gov.in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Bureau of Industrial Promotion (K-BIP)</text:p>
          </table:table-cell>
          <table:table-cell table:style-name="ce4" office:value-type="string" calcext:value-type="string">
            <text:p><text:a xlink:href="http://www.keralaindustry.org/" xlink:type="simple">http://www.keralaindustry.org/</text:a></text:p>
          </table:table-cell>
          <table:table-cell table:number-columns-repeated="1022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ntersKendras" table:style-name="ta12">
        <table:table-column table:style-name="co24" table:default-cell-style-name="Default"/>
        <table:table-column table:style-name="co25" table:default-cell-style-name="Default"/>
        <table:table-column table:style-name="co3" table:number-columns-repeated="1022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54" office:value-type="string" calcext:value-type="string">
            <text:p>Kerala Nirmithi Kendra</text:p>
          </table:table-cell>
          <table:table-cell table:style-name="ce55" office:value-type="string" calcext:value-type="string">
            <text:p>: http://nirmithi.kerala.gov.in/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Energy Management Centre (EMC)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Kerala Aviation Training Centre</text:p>
          </table:table-cell>
          <table:table-cell table:number-columns-repeated="102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ssions" table:style-name="ta14">
        <table:table-column table:style-name="co12" table:default-cell-style-name="Default"/>
        <table:table-column table:style-name="co3" table:number-columns-repeated="1023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33" office:value-type="string" calcext:value-type="string">
            <text:p>Information Kerala Mission</text:p>
          </table:table-cell>
          <table:table-cell table:style-name="ce4" office:value-type="string" calcext:value-type="string">
            <text:p><text:a xlink:href="http://www.infokerala.org/" xlink:type="simple">http://www.infokerala.org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Social Security Mission</text:p>
          </table:table-cell>
          <table:table-cell table:style-name="ce4" office:value-type="string" calcext:value-type="string">
            <text:p><text:a xlink:href="http://www.socialsecuritymission.gov.in/" xlink:type="simple">http://www.socialsecuritymission.gov.in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udumbashree State Poverty Eradication Mission</text:p>
          </table:table-cell>
          <table:table-cell table:style-name="ce4" office:value-type="string" calcext:value-type="string">
            <text:p><text:a xlink:href="http://www.kudumbashree.org/" xlink:type="simple">http://www.kudumbashree.org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Mahatma Gandhi National Rural Employment Mission</text:p>
          </table:table-cell>
          <table:table-cell table:style-name="ce4" office:value-type="string" calcext:value-type="string">
            <text:p><text:a xlink:href="http://164.100.128.68/netnrega/homestciti.aspx?state_code=16&amp;state_name=KERALA&amp;lflag=local" xlink:type="simple">http://164.100.128.68/netnrega/homestciti.aspx?state_code=16&amp;state_name=KERALA&amp;lflag=local</text:a>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uncils" table:style-name="ta15">
        <table:table-column table:style-name="co26" table:default-cell-style-name="Default"/>
        <table:table-column table:style-name="co27" table:default-cell-style-name="Default"/>
        <table:table-column table:style-name="co3" table:number-columns-repeated="1022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37" office:value-type="string" calcext:value-type="string">
            <text:p>Kerala State Council for Child Welfare</text:p>
          </table:table-cell>
          <table:table-cell table:style-name="ce4" office:value-type="string" calcext:value-type="string">
            <text:p><text:a xlink:href="https://kerala.gov.in/web/guest/ksccw" xlink:type="simple">https://kerala.gov.in/web/guest/ksccw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State Council for Science Technology and Environment</text:p>
          </table:table-cell>
          <table:table-cell table:style-name="ce4" office:value-type="string" calcext:value-type="string">
            <text:p><text:a xlink:href="http://www.kscste.kerala.gov.in/" xlink:type="simple">http://www.kscste.kerala.gov.in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State Higher Education Council</text:p>
          </table:table-cell>
          <table:table-cell table:style-name="ce4" office:value-type="string" calcext:value-type="string">
            <text:p><text:a xlink:href="http://www.kshec.kerala.gov.in/" xlink:type="simple">http://www.kshec.kerala.gov.in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State Library Council</text:p>
          </table:table-cell>
          <table:table-cell table:style-name="ce4" office:value-type="string" calcext:value-type="string">
            <text:p><text:a xlink:href="http://librarycouncil.kerala.gov.in/" xlink:type="simple">http://librarycouncil.kerala.gov.in/</text:a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Kerala State Pharmacy Council</text:p>
          </table:table-cell>
          <table:table-cell table:style-name="ce4" office:value-type="string" calcext:value-type="string">
            <text:p><text:a xlink:href="http://www.kspconline.in/" xlink:type="simple">http://www.kspconline.in/</text:a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://www.sportscouncil.kerala.gov.in/" xlink:type="simple">Kerala State Sports Council</text:a></text:p>
          </table:table-cell>
          <table:table-cell table:style-name="ce4" office:value-type="string" calcext:value-type="string">
            <text:p><text:a xlink:href="http://www.sportscouncil.kerala.gov.in/" xlink:type="simple">http://www.sportscouncil.kerala.gov.in/</text:a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://www.keralaveterinarycouncil.com/" xlink:type="simple">· Kerala State Veterinary Council</text:a></text:p>
          </table:table-cell>
          <table:table-cell table:style-name="ce4" office:value-type="string" calcext:value-type="string">
            <text:p><text:a xlink:href="http://www.keralaveterinarycouncil.com/" xlink:type="simple">http://www.keralaveterinarycouncil.com/</text:a></text:p>
          </table:table-cell>
          <table:table-cell table:number-columns-repeated="102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entury Gothic&quot;" svg:font-family="'&quot;Century Gothic&quot;'"/>
    <style:font-face style:name="&quot;Helvetica Neue&quot;" svg:font-family="'&quot;Helvetica Neue&quot;'"/>
    <style:font-face style:name="&quot;Segoe UI&quot;" svg:font-family="'&quot;Segoe UI&quot;'"/>
    <style:font-face style:name="&quot;Trebuchet MS&quot;" svg:font-family="'&quot;Trebuchet MS&quot;'"/>
    <style:font-face style:name="Arial" svg:font-family="Arial"/>
    <style:font-face style:name="Bitter" svg:font-family="Bitter"/>
    <style:font-face style:name="Cambria" svg:font-family="Cambria"/>
    <style:font-face style:name="Helvetica" svg:font-family="Helvetica"/>
    <style:font-face style:name="Inherit" svg:font-family="Inherit"/>
    <style:font-face style:name="Raleway" svg:font-family="Raleway"/>
    <style:font-face style:name="Roboto" svg:font-family="Roboto"/>
    <style:font-face style:name="Tahoma" svg:font-family="Tahoma"/>
    <style:font-face style:name="Verdana" svg:font-family="Verdan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ards" style:display-name="PageStyle_Boa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isions" style:display-name="PageStyle_Commi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s" style:display-name="PageStyle_Depart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eties" style:display-name="PageStyle_Socie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rectorates" style:display-name="PageStyle_Director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porations" style:display-name="PageStyle_Corpo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elopment_20_Authorities" style:display-name="PageStyle_Development Author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itutions" style:display-name="PageStyle_Institu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ademies" style:display-name="PageStyle_Academ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ncies" style:display-name="PageStyle_Agen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tersKendras" style:display-name="PageStyle_CentersKend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s" style:display-name="PageStyle_Proj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sions" style:display-name="PageStyle_Mis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cils" style:display-name="PageStyle_Counc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eau" style:display-name="PageStyle_Burea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4T17:47:09.007000000</dc:date>
    <meta:editing-duration>PT9M22S</meta:editing-duration>
    <meta:editing-cycles>2</meta:editing-cycles>
    <meta:generator>LibreOffice/5.4.2.2$Windows_X86_64 LibreOffice_project/22b09f6418e8c2d508a9eaf86b2399209b0990f4</meta:generator>
    <meta:document-statistic meta:table-count="15" meta:cell-count="629" meta:object-count="0"/>
  </office:meta>
</office:document-meta>
</file>